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da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239f4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d90000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239e3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052" draw:layer="" svg:width="174.99998400000pt" svg:height="100.00000000000pt" svg:x="0.00854850880pt" svg:y="0.00000000000pt"/>
          <draw:rect draw:style-name="gr3" draw:id="shape3" draw:name="rect1927" draw:layer="" svg:width="174.99998400000pt" svg:height="32.84437600000pt" svg:x="0.00854850880pt" svg:y="67.15564000000pt"/>
          <draw:g draw:style-name="gr1" draw:id="shape4" draw:name="g772" svg:y="68.54729449257pt">
            <draw:rect draw:style-name="gr2" draw:id="shape5" draw:name="rect750" draw:layer="" svg:width="25.83137200000pt" svg:height="1.77739256000pt" draw:transform="matrix(0.37102720000 0.00000000000 0.00000000000 0.37102720000 33.27610692854pt 68.54730042900pt)"/>
            <draw:rect draw:style-name="gr2" draw:id="shape6" draw:name="rect751" draw:layer="" svg:width="1.77738472000pt" svg:height="1.72608640000pt" draw:transform="matrix(0.37102720000 0.00000000000 0.00000000000 0.37102720000 34.70493861218pt 71.84459244145pt)"/>
            <draw:rect draw:style-name="gr2" draw:id="shape7" draw:name="rect753" draw:layer="" svg:width="1.77739280000pt" svg:height="5.16237680000pt" draw:transform="matrix(0.00000000000 0.37102720000 -0.37102720000 0.00000000000 42.88518158170pt 71.82555132554pt)"/>
            <draw:rect draw:style-name="gr2" draw:id="shape8" draw:name="rect755" draw:layer="" svg:width="1.77739280000pt" svg:height="10.61303760000pt" draw:transform="matrix(0.37102720000 0.00000000000 0.00000000000 0.37102720000 43.91538431305pt 68.54730042900pt)"/>
            <draw:rect draw:style-name="gr2" draw:id="shape9" draw:name="rect756" draw:layer="" svg:width="1.77739280000pt" svg:height="9.78358960000pt" draw:transform="matrix(0.00000000000 0.37102720000 -0.37102720000 0.00000000000 47.73072795105pt 71.82556319841pt)"/>
            <draw:rect draw:style-name="gr2" draw:id="shape10" draw:name="rect757" draw:layer="" svg:width="1.77739280000pt" svg:height="5.93258704000pt" draw:transform="matrix(0.37102720000 0.00000000000 0.00000000000 0.37102720000 40.96979996590pt 70.28386800876pt)"/>
            <draw:rect draw:style-name="gr2" draw:id="shape11" draw:name="rect758" draw:layer="" svg:width="1.77739280000pt" svg:height="10.61303760000pt" draw:transform="matrix(0.37102720000 0.00000000000 0.00000000000 0.37102720000 47.19069964238pt 68.54729589986pt)"/>
            <draw:rect draw:style-name="gr2" draw:id="shape12" draw:name="rect759" draw:layer="" svg:width="1.77739280000pt" svg:height="10.61303760000pt" draw:transform="matrix(0.37102720000 0.00000000000 0.00000000000 0.37102720000 45.54205244888pt 68.54729449257pt)"/>
            <draw:rect draw:style-name="gr2" draw:id="shape13" draw:name="rect760" draw:layer="" svg:width="1.77739280000pt" svg:height="9.42810960000pt" draw:transform="matrix(0.00000000000 0.37102720000 -0.37102720000 0.00000000000 36.79207614831pt 70.11574957119pt)"/>
            <draw:rect draw:style-name="gr2" draw:id="shape14" draw:name="rect763" draw:layer="" svg:width="1.77739280000pt" svg:height="9.42810960000pt" draw:transform="matrix(0.00000000000 0.37102720000 -0.37102720000 0.00000000000 44.46788507208pt 70.11576003676pt)"/>
            <draw:rect draw:style-name="gr2" draw:id="shape15" draw:name="rect764" draw:layer="" svg:width="1.77739280000pt" svg:height="5.93258704000pt" draw:transform="matrix(0.37102720000 0.00000000000 0.00000000000 0.37102720000 40.96979996590pt 70.28386800876pt)"/>
            <draw:rect draw:style-name="gr2" draw:id="shape16" draw:name="rect765" draw:layer="" svg:width="1.77739280000pt" svg:height="5.93258704000pt" draw:transform="matrix(0.37102720000 0.00000000000 0.00000000000 0.37102720000 40.96979996590pt 70.28386800876pt)"/>
            <draw:rect draw:style-name="gr2" draw:id="shape17" draw:name="rect766" draw:layer="" svg:width="1.77739280000pt" svg:height="5.93258704000pt" draw:transform="matrix(0.37102720000 0.00000000000 0.00000000000 0.37102720000 40.96979996590pt 70.28386800876pt)"/>
            <draw:rect draw:style-name="gr2" draw:id="shape18" draw:name="rect767" draw:layer="" svg:width="1.77739280000pt" svg:height="5.93258704000pt" draw:transform="matrix(0.37102720000 0.00000000000 0.00000000000 0.37102720000 33.29399133005pt 70.28384863853pt)"/>
            <draw:rect draw:style-name="gr2" draw:id="shape19" draw:name="rect768" draw:layer="" svg:width="1.77739280000pt" svg:height="5.93258704000pt" draw:transform="matrix(0.37102720000 0.00000000000 0.00000000000 0.37102720000 38.92014420005pt 70.28386207232pt)"/>
            <draw:rect draw:style-name="gr2" draw:id="shape20" draw:name="rect769" draw:layer="" svg:width="1.77739280000pt" svg:height="5.93258704000pt" draw:transform="matrix(0.37102720000 0.00000000000 0.00000000000 0.37102720000 36.13261447188pt 70.28385457496pt)"/>
            <draw:rect draw:style-name="gr2" draw:id="shape21" draw:name="rect770" draw:layer="" svg:width="1.77739280000pt" svg:height="7.96970136000pt" draw:transform="matrix(0.00000000000 0.37102720000 -0.37102720000 0.00000000000 39.38284005148pt 71.82554242089pt)"/>
            <draw:rect draw:style-name="gr2" draw:id="shape22" draw:name="rect771" draw:layer="" svg:width="1.77739280000pt" svg:height="5.05288808000pt" draw:transform="matrix(0.00000000000 0.37102720000 -0.37102720000 0.00000000000 39.57960646122pt 70.11574519567pt)"/>
          </draw:g>
          <draw:g draw:style-name="gr1" draw:id="shape23" draw:name="g791" svg:y="68.54729449257pt">
            <draw:rect draw:style-name="gr2" draw:id="shape24" draw:name="rect792" draw:layer="" svg:width="25.83137200000pt" svg:height="1.77739256000pt" draw:transform="matrix(0.37102720000 0.00000000000 0.00000000000 0.37102720000 17.53475652854pt 68.54730042900pt)"/>
            <draw:rect draw:style-name="gr2" draw:id="shape25" draw:name="rect793" draw:layer="" svg:width="1.77738472000pt" svg:height="1.72608640000pt" draw:transform="matrix(0.37102720000 0.00000000000 0.00000000000 0.37102720000 18.96358821218pt 71.84459244145pt)"/>
            <draw:rect draw:style-name="gr2" draw:id="shape26" draw:name="rect794" draw:layer="" svg:width="1.77739280000pt" svg:height="5.16237680000pt" draw:transform="matrix(0.00000000000 0.37102720000 -0.37102720000 0.00000000000 27.14383118170pt 71.82555132554pt)"/>
            <draw:rect draw:style-name="gr2" draw:id="shape27" draw:name="rect795" draw:layer="" svg:width="1.77739280000pt" svg:height="10.61303760000pt" draw:transform="matrix(0.37102720000 0.00000000000 0.00000000000 0.37102720000 28.17403391305pt 68.54730042900pt)"/>
            <draw:rect draw:style-name="gr2" draw:id="shape28" draw:name="rect796" draw:layer="" svg:width="1.77739280000pt" svg:height="9.78358960000pt" draw:transform="matrix(0.00000000000 0.37102720000 -0.37102720000 0.00000000000 31.98937755105pt 71.82556319841pt)"/>
            <draw:rect draw:style-name="gr2" draw:id="shape29" draw:name="rect797" draw:layer="" svg:width="1.77739280000pt" svg:height="5.93258704000pt" draw:transform="matrix(0.37102720000 0.00000000000 0.00000000000 0.37102720000 25.22844956590pt 70.28386800876pt)"/>
            <draw:rect draw:style-name="gr2" draw:id="shape30" draw:name="rect798" draw:layer="" svg:width="1.77739280000pt" svg:height="10.61303760000pt" draw:transform="matrix(0.37102720000 0.00000000000 0.00000000000 0.37102720000 31.44934924238pt 68.54729589986pt)"/>
            <draw:rect draw:style-name="gr2" draw:id="shape31" draw:name="rect799" draw:layer="" svg:width="1.77739280000pt" svg:height="10.61303760000pt" draw:transform="matrix(0.37102720000 0.00000000000 0.00000000000 0.37102720000 29.80070204888pt 68.54729449257pt)"/>
            <draw:rect draw:style-name="gr2" draw:id="shape32" draw:name="rect800" draw:layer="" svg:width="1.77739280000pt" svg:height="9.42810960000pt" draw:transform="matrix(0.00000000000 0.37102720000 -0.37102720000 0.00000000000 21.05072574831pt 70.11574957119pt)"/>
            <draw:rect draw:style-name="gr2" draw:id="shape33" draw:name="rect801" draw:layer="" svg:width="1.77739280000pt" svg:height="9.42810960000pt" draw:transform="matrix(0.00000000000 0.37102720000 -0.37102720000 0.00000000000 28.72653467208pt 70.11576003676pt)"/>
            <draw:rect draw:style-name="gr2" draw:id="shape34" draw:name="rect802" draw:layer="" svg:width="1.77739280000pt" svg:height="5.93258704000pt" draw:transform="matrix(0.37102720000 0.00000000000 0.00000000000 0.37102720000 25.22844956590pt 70.28386800876pt)"/>
            <draw:rect draw:style-name="gr2" draw:id="shape35" draw:name="rect803" draw:layer="" svg:width="1.77739280000pt" svg:height="5.93258704000pt" draw:transform="matrix(0.37102720000 0.00000000000 0.00000000000 0.37102720000 25.22844956590pt 70.28386800876pt)"/>
            <draw:rect draw:style-name="gr2" draw:id="shape36" draw:name="rect804" draw:layer="" svg:width="1.77739280000pt" svg:height="5.93258704000pt" draw:transform="matrix(0.37102720000 0.00000000000 0.00000000000 0.37102720000 25.22844956590pt 70.28386800876pt)"/>
            <draw:rect draw:style-name="gr2" draw:id="shape37" draw:name="rect805" draw:layer="" svg:width="1.77739280000pt" svg:height="5.93258704000pt" draw:transform="matrix(0.37102720000 0.00000000000 0.00000000000 0.37102720000 17.55264093005pt 70.28384863853pt)"/>
            <draw:rect draw:style-name="gr2" draw:id="shape38" draw:name="rect806" draw:layer="" svg:width="1.77739280000pt" svg:height="5.93258704000pt" draw:transform="matrix(0.37102720000 0.00000000000 0.00000000000 0.37102720000 23.17879380005pt 70.28386207232pt)"/>
            <draw:rect draw:style-name="gr2" draw:id="shape39" draw:name="rect807" draw:layer="" svg:width="1.77739280000pt" svg:height="5.93258704000pt" draw:transform="matrix(0.37102720000 0.00000000000 0.00000000000 0.37102720000 20.39126407188pt 70.28385457496pt)"/>
            <draw:rect draw:style-name="gr2" draw:id="shape40" draw:name="rect808" draw:layer="" svg:width="1.77739280000pt" svg:height="7.96970136000pt" draw:transform="matrix(0.00000000000 0.37102720000 -0.37102720000 0.00000000000 23.64148965148pt 71.82554242089pt)"/>
            <draw:rect draw:style-name="gr2" draw:id="shape41" draw:name="rect809" draw:layer="" svg:width="1.77739280000pt" svg:height="5.05288808000pt" draw:transform="matrix(0.00000000000 0.37102720000 -0.37102720000 0.00000000000 23.83825606122pt 70.11574519567pt)"/>
          </draw:g>
          <draw:g draw:style-name="gr1" draw:id="shape42" draw:name="g812" svg:y="68.54729449257pt">
            <draw:rect draw:style-name="gr2" draw:id="shape43" draw:name="rect813" draw:layer="" svg:width="25.83137200000pt" svg:height="1.77739256000pt" draw:transform="matrix(0.37102720000 0.00000000000 0.00000000000 0.37102720000 48.88628052854pt 68.54730042900pt)"/>
            <draw:rect draw:style-name="gr2" draw:id="shape44" draw:name="rect814" draw:layer="" svg:width="1.77738472000pt" svg:height="1.72608640000pt" draw:transform="matrix(0.37102720000 0.00000000000 0.00000000000 0.37102720000 50.31511221218pt 71.84459244145pt)"/>
            <draw:rect draw:style-name="gr2" draw:id="shape45" draw:name="rect815" draw:layer="" svg:width="1.77739280000pt" svg:height="5.16237680000pt" draw:transform="matrix(0.00000000000 0.37102720000 -0.37102720000 0.00000000000 58.49535518170pt 71.82555132554pt)"/>
            <draw:rect draw:style-name="gr2" draw:id="shape46" draw:name="rect816" draw:layer="" svg:width="1.77739280000pt" svg:height="10.61303760000pt" draw:transform="matrix(0.37102720000 0.00000000000 0.00000000000 0.37102720000 59.52555791305pt 68.54730042900pt)"/>
            <draw:rect draw:style-name="gr2" draw:id="shape47" draw:name="rect817" draw:layer="" svg:width="1.77739280000pt" svg:height="9.78358960000pt" draw:transform="matrix(0.00000000000 0.37102720000 -0.37102720000 0.00000000000 63.34090155105pt 71.82556319841pt)"/>
            <draw:rect draw:style-name="gr2" draw:id="shape48" draw:name="rect818" draw:layer="" svg:width="1.77739280000pt" svg:height="5.93258704000pt" draw:transform="matrix(0.37102720000 0.00000000000 0.00000000000 0.37102720000 56.57997356590pt 70.28386800876pt)"/>
            <draw:rect draw:style-name="gr2" draw:id="shape49" draw:name="rect819" draw:layer="" svg:width="1.77739280000pt" svg:height="10.61303760000pt" draw:transform="matrix(0.37102720000 0.00000000000 0.00000000000 0.37102720000 62.80087324238pt 68.54729589986pt)"/>
            <draw:rect draw:style-name="gr2" draw:id="shape50" draw:name="rect820" draw:layer="" svg:width="1.77739280000pt" svg:height="10.61303760000pt" draw:transform="matrix(0.37102720000 0.00000000000 0.00000000000 0.37102720000 61.15222604888pt 68.54729449257pt)"/>
            <draw:rect draw:style-name="gr2" draw:id="shape51" draw:name="rect821" draw:layer="" svg:width="1.77739280000pt" svg:height="9.42810960000pt" draw:transform="matrix(0.00000000000 0.37102720000 -0.37102720000 0.00000000000 52.40224974831pt 70.11574957119pt)"/>
            <draw:rect draw:style-name="gr2" draw:id="shape52" draw:name="rect822" draw:layer="" svg:width="1.77739280000pt" svg:height="9.42810960000pt" draw:transform="matrix(0.00000000000 0.37102720000 -0.37102720000 0.00000000000 60.07805867208pt 70.11576003676pt)"/>
            <draw:rect draw:style-name="gr2" draw:id="shape53" draw:name="rect823" draw:layer="" svg:width="1.77739280000pt" svg:height="5.93258704000pt" draw:transform="matrix(0.37102720000 0.00000000000 0.00000000000 0.37102720000 56.57997356590pt 70.28386800876pt)"/>
            <draw:rect draw:style-name="gr2" draw:id="shape54" draw:name="rect824" draw:layer="" svg:width="1.77739280000pt" svg:height="5.93258704000pt" draw:transform="matrix(0.37102720000 0.00000000000 0.00000000000 0.37102720000 56.57997356590pt 70.28386800876pt)"/>
            <draw:rect draw:style-name="gr2" draw:id="shape55" draw:name="rect825" draw:layer="" svg:width="1.77739280000pt" svg:height="5.93258704000pt" draw:transform="matrix(0.37102720000 0.00000000000 0.00000000000 0.37102720000 56.57997356590pt 70.28386800876pt)"/>
            <draw:rect draw:style-name="gr2" draw:id="shape56" draw:name="rect826" draw:layer="" svg:width="1.77739280000pt" svg:height="5.93258704000pt" draw:transform="matrix(0.37102720000 0.00000000000 0.00000000000 0.37102720000 48.90416493005pt 70.28384863853pt)"/>
            <draw:rect draw:style-name="gr2" draw:id="shape57" draw:name="rect827" draw:layer="" svg:width="1.77739280000pt" svg:height="5.93258704000pt" draw:transform="matrix(0.37102720000 0.00000000000 0.00000000000 0.37102720000 54.53031780005pt 70.28386207232pt)"/>
            <draw:rect draw:style-name="gr2" draw:id="shape58" draw:name="rect828" draw:layer="" svg:width="1.77739280000pt" svg:height="5.93258704000pt" draw:transform="matrix(0.37102720000 0.00000000000 0.00000000000 0.37102720000 51.74278807188pt 70.28385457496pt)"/>
            <draw:rect draw:style-name="gr2" draw:id="shape59" draw:name="rect829" draw:layer="" svg:width="1.77739280000pt" svg:height="7.96970136000pt" draw:transform="matrix(0.00000000000 0.37102720000 -0.37102720000 0.00000000000 54.99301365148pt 71.82554242089pt)"/>
            <draw:rect draw:style-name="gr2" draw:id="shape60" draw:name="rect830" draw:layer="" svg:width="1.77739280000pt" svg:height="5.05288808000pt" draw:transform="matrix(0.00000000000 0.37102720000 -0.37102720000 0.00000000000 55.18978006122pt 70.11574519567pt)"/>
          </draw:g>
          <draw:g draw:style-name="gr1" draw:id="shape61" draw:name="g840" svg:y="68.54729449257pt">
            <draw:rect draw:style-name="gr2" draw:id="shape62" draw:name="rect841" draw:layer="" svg:width="25.83137200000pt" svg:height="1.77739256000pt" draw:transform="matrix(0.37102720000 0.00000000000 0.00000000000 0.37102720000 159.11747732854pt 68.54730042900pt)"/>
            <draw:rect draw:style-name="gr2" draw:id="shape63" draw:name="rect842" draw:layer="" svg:width="1.77738472000pt" svg:height="1.72608640000pt" draw:transform="matrix(0.37102720000 0.00000000000 0.00000000000 0.37102720000 160.54630901218pt 71.84459244145pt)"/>
            <draw:rect draw:style-name="gr2" draw:id="shape64" draw:name="rect843" draw:layer="" svg:width="1.77739280000pt" svg:height="5.16237680000pt" draw:transform="matrix(0.00000000000 0.37102720000 -0.37102720000 0.00000000000 168.72655198170pt 71.82555132554pt)"/>
            <draw:rect draw:style-name="gr2" draw:id="shape65" draw:name="rect844" draw:layer="" svg:width="1.77739280000pt" svg:height="10.61303760000pt" draw:transform="matrix(0.37102720000 0.00000000000 0.00000000000 0.37102720000 169.75675471305pt 68.54730042900pt)"/>
            <draw:rect draw:style-name="gr2" draw:id="shape66" draw:name="rect845" draw:layer="" svg:width="1.77739280000pt" svg:height="9.78358960000pt" draw:transform="matrix(0.00000000000 0.37102720000 -0.37102720000 0.00000000000 173.57209835105pt 71.82556319841pt)"/>
            <draw:rect draw:style-name="gr2" draw:id="shape67" draw:name="rect846" draw:layer="" svg:width="1.77739280000pt" svg:height="5.93258704000pt" draw:transform="matrix(0.37102720000 0.00000000000 0.00000000000 0.37102720000 166.81117036590pt 70.28386800876pt)"/>
            <draw:rect draw:style-name="gr2" draw:id="shape68" draw:name="rect847" draw:layer="" svg:width="1.77739280000pt" svg:height="10.61303760000pt" draw:transform="matrix(0.37102720000 0.00000000000 0.00000000000 0.37102720000 173.03207004238pt 68.54729589986pt)"/>
            <draw:rect draw:style-name="gr2" draw:id="shape69" draw:name="rect848" draw:layer="" svg:width="1.77739280000pt" svg:height="10.61303760000pt" draw:transform="matrix(0.37102720000 0.00000000000 0.00000000000 0.37102720000 171.38342284888pt 68.54729449257pt)"/>
            <draw:rect draw:style-name="gr2" draw:id="shape70" draw:name="rect849" draw:layer="" svg:width="1.77739280000pt" svg:height="9.42810960000pt" draw:transform="matrix(0.00000000000 0.37102720000 -0.37102720000 0.00000000000 162.63344654831pt 70.11574957119pt)"/>
            <draw:rect draw:style-name="gr2" draw:id="shape71" draw:name="rect850" draw:layer="" svg:width="1.77739280000pt" svg:height="9.42810960000pt" draw:transform="matrix(0.00000000000 0.37102720000 -0.37102720000 0.00000000000 170.30925547208pt 70.11576003676pt)"/>
            <draw:rect draw:style-name="gr2" draw:id="shape72" draw:name="rect851" draw:layer="" svg:width="1.77739280000pt" svg:height="5.93258704000pt" draw:transform="matrix(0.37102720000 0.00000000000 0.00000000000 0.37102720000 166.81117036590pt 70.28386800876pt)"/>
            <draw:rect draw:style-name="gr2" draw:id="shape73" draw:name="rect852" draw:layer="" svg:width="1.77739280000pt" svg:height="5.93258704000pt" draw:transform="matrix(0.37102720000 0.00000000000 0.00000000000 0.37102720000 166.81117036590pt 70.28386800876pt)"/>
            <draw:rect draw:style-name="gr2" draw:id="shape74" draw:name="rect853" draw:layer="" svg:width="1.77739280000pt" svg:height="5.93258704000pt" draw:transform="matrix(0.37102720000 0.00000000000 0.00000000000 0.37102720000 166.81117036590pt 70.28386800876pt)"/>
            <draw:rect draw:style-name="gr2" draw:id="shape75" draw:name="rect854" draw:layer="" svg:width="1.77739280000pt" svg:height="5.93258704000pt" draw:transform="matrix(0.37102720000 0.00000000000 0.00000000000 0.37102720000 159.13536173005pt 70.28384863853pt)"/>
            <draw:rect draw:style-name="gr2" draw:id="shape76" draw:name="rect855" draw:layer="" svg:width="1.77739280000pt" svg:height="5.93258704000pt" draw:transform="matrix(0.37102720000 0.00000000000 0.00000000000 0.37102720000 164.76151460005pt 70.28386207232pt)"/>
            <draw:rect draw:style-name="gr2" draw:id="shape77" draw:name="rect856" draw:layer="" svg:width="1.77739280000pt" svg:height="5.93258704000pt" draw:transform="matrix(0.37102720000 0.00000000000 0.00000000000 0.37102720000 161.97398487188pt 70.28385457496pt)"/>
            <draw:rect draw:style-name="gr2" draw:id="shape78" draw:name="rect857" draw:layer="" svg:width="1.77739280000pt" svg:height="7.96970136000pt" draw:transform="matrix(0.00000000000 0.37102720000 -0.37102720000 0.00000000000 165.22421045148pt 71.82554242089pt)"/>
            <draw:rect draw:style-name="gr2" draw:id="shape79" draw:name="rect858" draw:layer="" svg:width="1.77739280000pt" svg:height="5.05288808000pt" draw:transform="matrix(0.00000000000 0.37102720000 -0.37102720000 0.00000000000 165.42097686122pt 70.11574519567pt)"/>
          </draw:g>
          <draw:g draw:style-name="gr1" draw:id="shape80" draw:name="g859" svg:y="68.54729449257pt">
            <draw:rect draw:style-name="gr2" draw:id="shape81" draw:name="rect860" draw:layer="" svg:width="25.83137200000pt" svg:height="1.77739256000pt" draw:transform="matrix(0.37102720000 0.00000000000 0.00000000000 0.37102720000 64.59825572854pt 68.54730042900pt)"/>
            <draw:rect draw:style-name="gr2" draw:id="shape82" draw:name="rect861" draw:layer="" svg:width="1.77738472000pt" svg:height="1.72608640000pt" draw:transform="matrix(0.37102720000 0.00000000000 0.00000000000 0.37102720000 66.02708741218pt 71.84459244145pt)"/>
            <draw:rect draw:style-name="gr2" draw:id="shape83" draw:name="rect862" draw:layer="" svg:width="1.77739280000pt" svg:height="5.16237680000pt" draw:transform="matrix(0.00000000000 0.37102720000 -0.37102720000 0.00000000000 74.20733038170pt 71.82555132554pt)"/>
            <draw:rect draw:style-name="gr2" draw:id="shape84" draw:name="rect863" draw:layer="" svg:width="1.77739280000pt" svg:height="10.61303760000pt" draw:transform="matrix(0.37102720000 0.00000000000 0.00000000000 0.37102720000 75.23753311305pt 68.54730042900pt)"/>
            <draw:rect draw:style-name="gr2" draw:id="shape85" draw:name="rect864" draw:layer="" svg:width="1.77739280000pt" svg:height="9.78358960000pt" draw:transform="matrix(0.00000000000 0.37102720000 -0.37102720000 0.00000000000 79.05287675105pt 71.82556319841pt)"/>
            <draw:rect draw:style-name="gr2" draw:id="shape86" draw:name="rect865" draw:layer="" svg:width="1.77739280000pt" svg:height="5.93258704000pt" draw:transform="matrix(0.37102720000 0.00000000000 0.00000000000 0.37102720000 72.29194876590pt 70.28386800876pt)"/>
            <draw:rect draw:style-name="gr2" draw:id="shape87" draw:name="rect866" draw:layer="" svg:width="1.77739280000pt" svg:height="10.61303760000pt" draw:transform="matrix(0.37102720000 0.00000000000 0.00000000000 0.37102720000 78.51284844238pt 68.54729589986pt)"/>
            <draw:rect draw:style-name="gr2" draw:id="shape88" draw:name="rect867" draw:layer="" svg:width="1.77739280000pt" svg:height="10.61303760000pt" draw:transform="matrix(0.37102720000 0.00000000000 0.00000000000 0.37102720000 76.86420124888pt 68.54729449257pt)"/>
            <draw:rect draw:style-name="gr2" draw:id="shape89" draw:name="rect868" draw:layer="" svg:width="1.77739280000pt" svg:height="9.42810960000pt" draw:transform="matrix(0.00000000000 0.37102720000 -0.37102720000 0.00000000000 68.11422494831pt 70.11574957119pt)"/>
            <draw:rect draw:style-name="gr2" draw:id="shape90" draw:name="rect869" draw:layer="" svg:width="1.77739280000pt" svg:height="9.42810960000pt" draw:transform="matrix(0.00000000000 0.37102720000 -0.37102720000 0.00000000000 75.79003387208pt 70.11576003676pt)"/>
            <draw:rect draw:style-name="gr2" draw:id="shape91" draw:name="rect870" draw:layer="" svg:width="1.77739280000pt" svg:height="5.93258704000pt" draw:transform="matrix(0.37102720000 0.00000000000 0.00000000000 0.37102720000 72.29194876590pt 70.28386800876pt)"/>
            <draw:rect draw:style-name="gr2" draw:id="shape92" draw:name="rect871" draw:layer="" svg:width="1.77739280000pt" svg:height="5.93258704000pt" draw:transform="matrix(0.37102720000 0.00000000000 0.00000000000 0.37102720000 72.29194876590pt 70.28386800876pt)"/>
            <draw:rect draw:style-name="gr2" draw:id="shape93" draw:name="rect872" draw:layer="" svg:width="1.77739280000pt" svg:height="5.93258704000pt" draw:transform="matrix(0.37102720000 0.00000000000 0.00000000000 0.37102720000 72.29194876590pt 70.28386800876pt)"/>
            <draw:rect draw:style-name="gr2" draw:id="shape94" draw:name="rect873" draw:layer="" svg:width="1.77739280000pt" svg:height="5.93258704000pt" draw:transform="matrix(0.37102720000 0.00000000000 0.00000000000 0.37102720000 64.61614013005pt 70.28384863853pt)"/>
            <draw:rect draw:style-name="gr2" draw:id="shape95" draw:name="rect874" draw:layer="" svg:width="1.77739280000pt" svg:height="5.93258704000pt" draw:transform="matrix(0.37102720000 0.00000000000 0.00000000000 0.37102720000 70.24229300005pt 70.28386207232pt)"/>
            <draw:rect draw:style-name="gr2" draw:id="shape96" draw:name="rect875" draw:layer="" svg:width="1.77739280000pt" svg:height="5.93258704000pt" draw:transform="matrix(0.37102720000 0.00000000000 0.00000000000 0.37102720000 67.45476327188pt 70.28385457496pt)"/>
            <draw:rect draw:style-name="gr2" draw:id="shape97" draw:name="rect876" draw:layer="" svg:width="1.77739280000pt" svg:height="7.96970136000pt" draw:transform="matrix(0.00000000000 0.37102720000 -0.37102720000 0.00000000000 70.70498885148pt 71.82554242089pt)"/>
            <draw:rect draw:style-name="gr2" draw:id="shape98" draw:name="rect877" draw:layer="" svg:width="1.77739280000pt" svg:height="5.05288808000pt" draw:transform="matrix(0.00000000000 0.37102720000 -0.37102720000 0.00000000000 70.90175526122pt 70.11574519567pt)"/>
          </draw:g>
          <draw:g draw:style-name="gr1" draw:id="shape99" draw:name="g878" svg:y="68.54730249257pt">
            <draw:rect draw:style-name="gr2" draw:id="shape100" draw:name="rect879" draw:layer="" svg:width="25.83137200000pt" svg:height="1.77739256000pt" draw:transform="matrix(0.37102720000 0.00000000000 0.00000000000 0.37102720000 80.36689732854pt 68.54730842900pt)"/>
            <draw:rect draw:style-name="gr2" draw:id="shape101" draw:name="rect880" draw:layer="" svg:width="1.77738472000pt" svg:height="1.72608640000pt" draw:transform="matrix(0.37102720000 0.00000000000 0.00000000000 0.37102720000 81.79572901218pt 71.84460044145pt)"/>
            <draw:rect draw:style-name="gr2" draw:id="shape102" draw:name="rect881" draw:layer="" svg:width="1.77739280000pt" svg:height="5.16237680000pt" draw:transform="matrix(0.00000000000 0.37102720000 -0.37102720000 0.00000000000 89.97597198170pt 71.82555932554pt)"/>
            <draw:rect draw:style-name="gr2" draw:id="shape103" draw:name="rect882" draw:layer="" svg:width="1.77739280000pt" svg:height="10.61303760000pt" draw:transform="matrix(0.37102720000 0.00000000000 0.00000000000 0.37102720000 91.00617471305pt 68.54730842900pt)"/>
            <draw:rect draw:style-name="gr2" draw:id="shape104" draw:name="rect883" draw:layer="" svg:width="1.77739280000pt" svg:height="9.78358960000pt" draw:transform="matrix(0.00000000000 0.37102720000 -0.37102720000 0.00000000000 94.82151835105pt 71.82557119841pt)"/>
            <draw:rect draw:style-name="gr2" draw:id="shape105" draw:name="rect884" draw:layer="" svg:width="1.77739280000pt" svg:height="5.93258704000pt" draw:transform="matrix(0.37102720000 0.00000000000 0.00000000000 0.37102720000 88.06059036590pt 70.28387600876pt)"/>
            <draw:rect draw:style-name="gr2" draw:id="shape106" draw:name="rect885" draw:layer="" svg:width="1.77739280000pt" svg:height="10.61303760000pt" draw:transform="matrix(0.37102720000 0.00000000000 0.00000000000 0.37102720000 94.28149004238pt 68.54730389986pt)"/>
            <draw:rect draw:style-name="gr2" draw:id="shape107" draw:name="rect886" draw:layer="" svg:width="1.77739280000pt" svg:height="10.61303760000pt" draw:transform="matrix(0.37102720000 0.00000000000 0.00000000000 0.37102720000 92.63284284888pt 68.54730249257pt)"/>
            <draw:rect draw:style-name="gr2" draw:id="shape108" draw:name="rect887" draw:layer="" svg:width="1.77739280000pt" svg:height="9.42810960000pt" draw:transform="matrix(0.00000000000 0.37102720000 -0.37102720000 0.00000000000 83.88286654831pt 70.11575757119pt)"/>
            <draw:rect draw:style-name="gr2" draw:id="shape109" draw:name="rect888" draw:layer="" svg:width="1.77739280000pt" svg:height="9.42810960000pt" draw:transform="matrix(0.00000000000 0.37102720000 -0.37102720000 0.00000000000 91.55867547208pt 70.11576803676pt)"/>
            <draw:rect draw:style-name="gr2" draw:id="shape110" draw:name="rect889" draw:layer="" svg:width="1.77739280000pt" svg:height="5.93258704000pt" draw:transform="matrix(0.37102720000 0.00000000000 0.00000000000 0.37102720000 88.06059036590pt 70.28387600876pt)"/>
            <draw:rect draw:style-name="gr2" draw:id="shape111" draw:name="rect890" draw:layer="" svg:width="1.77739280000pt" svg:height="5.93258704000pt" draw:transform="matrix(0.37102720000 0.00000000000 0.00000000000 0.37102720000 88.06059036590pt 70.28387600876pt)"/>
            <draw:rect draw:style-name="gr2" draw:id="shape112" draw:name="rect891" draw:layer="" svg:width="1.77739280000pt" svg:height="5.93258704000pt" draw:transform="matrix(0.37102720000 0.00000000000 0.00000000000 0.37102720000 88.06059036590pt 70.28387600876pt)"/>
            <draw:rect draw:style-name="gr2" draw:id="shape113" draw:name="rect892" draw:layer="" svg:width="1.77739280000pt" svg:height="5.93258704000pt" draw:transform="matrix(0.37102720000 0.00000000000 0.00000000000 0.37102720000 80.38478173005pt 70.28385663853pt)"/>
            <draw:rect draw:style-name="gr2" draw:id="shape114" draw:name="rect893" draw:layer="" svg:width="1.77739280000pt" svg:height="5.93258704000pt" draw:transform="matrix(0.37102720000 0.00000000000 0.00000000000 0.37102720000 86.01093460005pt 70.28387007232pt)"/>
            <draw:rect draw:style-name="gr2" draw:id="shape115" draw:name="rect894" draw:layer="" svg:width="1.77739280000pt" svg:height="5.93258704000pt" draw:transform="matrix(0.37102720000 0.00000000000 0.00000000000 0.37102720000 83.22340487188pt 70.28386257496pt)"/>
            <draw:rect draw:style-name="gr2" draw:id="shape116" draw:name="rect895" draw:layer="" svg:width="1.77739280000pt" svg:height="7.96970136000pt" draw:transform="matrix(0.00000000000 0.37102720000 -0.37102720000 0.00000000000 86.47363045148pt 71.82555042089pt)"/>
            <draw:rect draw:style-name="gr2" draw:id="shape117" draw:name="rect896" draw:layer="" svg:width="1.77739280000pt" svg:height="5.05288808000pt" draw:transform="matrix(0.00000000000 0.37102720000 -0.37102720000 0.00000000000 86.67039686122pt 70.11575319567pt)"/>
          </draw:g>
          <draw:rect draw:style-name="gr4" draw:id="shape118" draw:name="rect1926" draw:layer="" svg:width="174.99998400000pt" svg:height="32.84437600000pt" svg:x="0.00854850880pt" svg:y="0.00000000000pt"/>
          <draw:g draw:style-name="gr1" draw:id="shape119" draw:name="g897" svg:y="68.54729449257pt">
            <draw:rect draw:style-name="gr2" draw:id="shape120" draw:name="rect898" draw:layer="" svg:width="25.83137200000pt" svg:height="1.77739256000pt" draw:transform="matrix(0.37102720000 0.00000000000 0.00000000000 0.37102720000 96.22833332854pt 68.54730042900pt)"/>
            <draw:rect draw:style-name="gr2" draw:id="shape121" draw:name="rect899" draw:layer="" svg:width="1.77738472000pt" svg:height="1.72608640000pt" draw:transform="matrix(0.37102720000 0.00000000000 0.00000000000 0.37102720000 97.65716501218pt 71.84459244145pt)"/>
            <draw:rect draw:style-name="gr2" draw:id="shape122" draw:name="rect900" draw:layer="" svg:width="1.77739280000pt" svg:height="5.16237680000pt" draw:transform="matrix(0.00000000000 0.37102720000 -0.37102720000 0.00000000000 105.83740798170pt 71.82555132554pt)"/>
            <draw:rect draw:style-name="gr2" draw:id="shape123" draw:name="rect901" draw:layer="" svg:width="1.77739280000pt" svg:height="10.61303760000pt" draw:transform="matrix(0.37102720000 0.00000000000 0.00000000000 0.37102720000 106.86761071305pt 68.54730042900pt)"/>
            <draw:rect draw:style-name="gr2" draw:id="shape124" draw:name="rect902" draw:layer="" svg:width="1.77739280000pt" svg:height="9.78358960000pt" draw:transform="matrix(0.00000000000 0.37102720000 -0.37102720000 0.00000000000 110.68295435105pt 71.82556319841pt)"/>
            <draw:rect draw:style-name="gr2" draw:id="shape125" draw:name="rect903" draw:layer="" svg:width="1.77739280000pt" svg:height="5.93258704000pt" draw:transform="matrix(0.37102720000 0.00000000000 0.00000000000 0.37102720000 103.92202636590pt 70.28386800876pt)"/>
            <draw:rect draw:style-name="gr2" draw:id="shape126" draw:name="rect904" draw:layer="" svg:width="1.77739280000pt" svg:height="10.61303760000pt" draw:transform="matrix(0.37102720000 0.00000000000 0.00000000000 0.37102720000 110.14292604238pt 68.54729589986pt)"/>
            <draw:rect draw:style-name="gr2" draw:id="shape127" draw:name="rect905" draw:layer="" svg:width="1.77739280000pt" svg:height="10.61303760000pt" draw:transform="matrix(0.37102720000 0.00000000000 0.00000000000 0.37102720000 108.49427884888pt 68.54729449257pt)"/>
            <draw:rect draw:style-name="gr2" draw:id="shape128" draw:name="rect906" draw:layer="" svg:width="1.77739280000pt" svg:height="9.42810960000pt" draw:transform="matrix(0.00000000000 0.37102720000 -0.37102720000 0.00000000000 99.74430254831pt 70.11574957119pt)"/>
            <draw:rect draw:style-name="gr2" draw:id="shape129" draw:name="rect907" draw:layer="" svg:width="1.77739280000pt" svg:height="9.42810960000pt" draw:transform="matrix(0.00000000000 0.37102720000 -0.37102720000 0.00000000000 107.42011147208pt 70.11576003676pt)"/>
            <draw:rect draw:style-name="gr2" draw:id="shape130" draw:name="rect908" draw:layer="" svg:width="1.77739280000pt" svg:height="5.93258704000pt" draw:transform="matrix(0.37102720000 0.00000000000 0.00000000000 0.37102720000 103.92202636590pt 70.28386800876pt)"/>
            <draw:rect draw:style-name="gr2" draw:id="shape131" draw:name="rect909" draw:layer="" svg:width="1.77739280000pt" svg:height="5.93258704000pt" draw:transform="matrix(0.37102720000 0.00000000000 0.00000000000 0.37102720000 103.92202636590pt 70.28386800876pt)"/>
            <draw:rect draw:style-name="gr2" draw:id="shape132" draw:name="rect910" draw:layer="" svg:width="1.77739280000pt" svg:height="5.93258704000pt" draw:transform="matrix(0.37102720000 0.00000000000 0.00000000000 0.37102720000 103.92202636590pt 70.28386800876pt)"/>
            <draw:rect draw:style-name="gr2" draw:id="shape133" draw:name="rect911" draw:layer="" svg:width="1.77739280000pt" svg:height="5.93258704000pt" draw:transform="matrix(0.37102720000 0.00000000000 0.00000000000 0.37102720000 96.24621773005pt 70.28384863853pt)"/>
            <draw:rect draw:style-name="gr2" draw:id="shape134" draw:name="rect912" draw:layer="" svg:width="1.77739280000pt" svg:height="5.93258704000pt" draw:transform="matrix(0.37102720000 0.00000000000 0.00000000000 0.37102720000 101.87237060005pt 70.28386207232pt)"/>
            <draw:rect draw:style-name="gr2" draw:id="shape135" draw:name="rect913" draw:layer="" svg:width="1.77739280000pt" svg:height="5.93258704000pt" draw:transform="matrix(0.37102720000 0.00000000000 0.00000000000 0.37102720000 99.08484087188pt 70.28385457496pt)"/>
            <draw:rect draw:style-name="gr2" draw:id="shape136" draw:name="rect914" draw:layer="" svg:width="1.77739280000pt" svg:height="7.96970136000pt" draw:transform="matrix(0.00000000000 0.37102720000 -0.37102720000 0.00000000000 102.33506645148pt 71.82554242089pt)"/>
            <draw:rect draw:style-name="gr2" draw:id="shape137" draw:name="rect915" draw:layer="" svg:width="1.77739280000pt" svg:height="5.05288808000pt" draw:transform="matrix(0.00000000000 0.37102720000 -0.37102720000 0.00000000000 102.53183286122pt 70.11574519567pt)"/>
          </draw:g>
          <draw:g draw:style-name="gr1" draw:id="shape138" draw:name="g916" svg:y="68.54729449257pt">
            <draw:rect draw:style-name="gr2" draw:id="shape139" draw:name="rect917" draw:layer="" svg:width="25.83137200000pt" svg:height="1.77739256000pt" draw:transform="matrix(0.37102720000 0.00000000000 0.00000000000 0.37102720000 111.99699732854pt 68.54730042900pt)"/>
            <draw:rect draw:style-name="gr2" draw:id="shape140" draw:name="rect918" draw:layer="" svg:width="1.77738472000pt" svg:height="1.72608640000pt" draw:transform="matrix(0.37102720000 0.00000000000 0.00000000000 0.37102720000 113.42582901218pt 71.84459244145pt)"/>
            <draw:rect draw:style-name="gr2" draw:id="shape141" draw:name="rect919" draw:layer="" svg:width="1.77739280000pt" svg:height="5.16237680000pt" draw:transform="matrix(0.00000000000 0.37102720000 -0.37102720000 0.00000000000 121.60607198170pt 71.82555132554pt)"/>
            <draw:rect draw:style-name="gr2" draw:id="shape142" draw:name="rect920" draw:layer="" svg:width="1.77739280000pt" svg:height="10.61303760000pt" draw:transform="matrix(0.37102720000 0.00000000000 0.00000000000 0.37102720000 122.63627471305pt 68.54730042900pt)"/>
            <draw:rect draw:style-name="gr2" draw:id="shape143" draw:name="rect921" draw:layer="" svg:width="1.77739280000pt" svg:height="9.78358960000pt" draw:transform="matrix(0.00000000000 0.37102720000 -0.37102720000 0.00000000000 126.45161835105pt 71.82556319841pt)"/>
            <draw:rect draw:style-name="gr2" draw:id="shape144" draw:name="rect922" draw:layer="" svg:width="1.77739280000pt" svg:height="5.93258704000pt" draw:transform="matrix(0.37102720000 0.00000000000 0.00000000000 0.37102720000 119.69069036590pt 70.28386800876pt)"/>
            <draw:rect draw:style-name="gr2" draw:id="shape145" draw:name="rect923" draw:layer="" svg:width="1.77739280000pt" svg:height="10.61303760000pt" draw:transform="matrix(0.37102720000 0.00000000000 0.00000000000 0.37102720000 125.91159004238pt 68.54729589986pt)"/>
            <draw:rect draw:style-name="gr2" draw:id="shape146" draw:name="rect924" draw:layer="" svg:width="1.77739280000pt" svg:height="10.61303760000pt" draw:transform="matrix(0.37102720000 0.00000000000 0.00000000000 0.37102720000 124.26294284888pt 68.54729449257pt)"/>
            <draw:rect draw:style-name="gr2" draw:id="shape147" draw:name="rect925" draw:layer="" svg:width="1.77739280000pt" svg:height="9.42810960000pt" draw:transform="matrix(0.00000000000 0.37102720000 -0.37102720000 0.00000000000 115.51296654831pt 70.11574957119pt)"/>
            <draw:rect draw:style-name="gr2" draw:id="shape148" draw:name="rect926" draw:layer="" svg:width="1.77739280000pt" svg:height="9.42810960000pt" draw:transform="matrix(0.00000000000 0.37102720000 -0.37102720000 0.00000000000 123.18877547208pt 70.11576003676pt)"/>
            <draw:rect draw:style-name="gr2" draw:id="shape149" draw:name="rect927" draw:layer="" svg:width="1.77739280000pt" svg:height="5.93258704000pt" draw:transform="matrix(0.37102720000 0.00000000000 0.00000000000 0.37102720000 119.69069036590pt 70.28386800876pt)"/>
            <draw:rect draw:style-name="gr2" draw:id="shape150" draw:name="rect928" draw:layer="" svg:width="1.77739280000pt" svg:height="5.93258704000pt" draw:transform="matrix(0.37102720000 0.00000000000 0.00000000000 0.37102720000 119.69069036590pt 70.28386800876pt)"/>
            <draw:rect draw:style-name="gr2" draw:id="shape151" draw:name="rect929" draw:layer="" svg:width="1.77739280000pt" svg:height="5.93258704000pt" draw:transform="matrix(0.37102720000 0.00000000000 0.00000000000 0.37102720000 119.69069036590pt 70.28386800876pt)"/>
            <draw:rect draw:style-name="gr2" draw:id="shape152" draw:name="rect930" draw:layer="" svg:width="1.77739280000pt" svg:height="5.93258704000pt" draw:transform="matrix(0.37102720000 0.00000000000 0.00000000000 0.37102720000 112.01488173005pt 70.28384863853pt)"/>
            <draw:rect draw:style-name="gr2" draw:id="shape153" draw:name="rect931" draw:layer="" svg:width="1.77739280000pt" svg:height="5.93258704000pt" draw:transform="matrix(0.37102720000 0.00000000000 0.00000000000 0.37102720000 117.64103460005pt 70.28386207232pt)"/>
            <draw:rect draw:style-name="gr2" draw:id="shape154" draw:name="rect932" draw:layer="" svg:width="1.77739280000pt" svg:height="5.93258704000pt" draw:transform="matrix(0.37102720000 0.00000000000 0.00000000000 0.37102720000 114.85350487188pt 70.28385457496pt)"/>
            <draw:rect draw:style-name="gr2" draw:id="shape155" draw:name="rect933" draw:layer="" svg:width="1.77739280000pt" svg:height="7.96970136000pt" draw:transform="matrix(0.00000000000 0.37102720000 -0.37102720000 0.00000000000 118.10373045148pt 71.82554242089pt)"/>
            <draw:rect draw:style-name="gr2" draw:id="shape156" draw:name="rect934" draw:layer="" svg:width="1.77739280000pt" svg:height="5.05288808000pt" draw:transform="matrix(0.00000000000 0.37102720000 -0.37102720000 0.00000000000 118.30049686122pt 70.11574519567pt)"/>
          </draw:g>
          <draw:g draw:style-name="gr1" draw:id="shape157" draw:name="g935" svg:y="68.54729449257pt">
            <draw:rect draw:style-name="gr2" draw:id="shape158" draw:name="rect936" draw:layer="" svg:width="25.83137200000pt" svg:height="1.77739256000pt" draw:transform="matrix(0.37102720000 0.00000000000 0.00000000000 0.37102720000 127.76567732854pt 68.54730042900pt)"/>
            <draw:rect draw:style-name="gr2" draw:id="shape159" draw:name="rect937" draw:layer="" svg:width="1.77738472000pt" svg:height="1.72608640000pt" draw:transform="matrix(0.37102720000 0.00000000000 0.00000000000 0.37102720000 129.19450901218pt 71.84459244145pt)"/>
            <draw:rect draw:style-name="gr2" draw:id="shape160" draw:name="rect938" draw:layer="" svg:width="1.77739280000pt" svg:height="5.16237680000pt" draw:transform="matrix(0.00000000000 0.37102720000 -0.37102720000 0.00000000000 137.37475198170pt 71.82555132554pt)"/>
            <draw:rect draw:style-name="gr2" draw:id="shape161" draw:name="rect939" draw:layer="" svg:width="1.77739280000pt" svg:height="10.61303760000pt" draw:transform="matrix(0.37102720000 0.00000000000 0.00000000000 0.37102720000 138.40495471305pt 68.54730042900pt)"/>
            <draw:rect draw:style-name="gr2" draw:id="shape162" draw:name="rect940" draw:layer="" svg:width="1.77739280000pt" svg:height="9.78358960000pt" draw:transform="matrix(0.00000000000 0.37102720000 -0.37102720000 0.00000000000 142.22029835105pt 71.82556319841pt)"/>
            <draw:rect draw:style-name="gr2" draw:id="shape163" draw:name="rect941" draw:layer="" svg:width="1.77739280000pt" svg:height="5.93258704000pt" draw:transform="matrix(0.37102720000 0.00000000000 0.00000000000 0.37102720000 135.45937036590pt 70.28386800876pt)"/>
            <draw:rect draw:style-name="gr2" draw:id="shape164" draw:name="rect942" draw:layer="" svg:width="1.77739280000pt" svg:height="10.61303760000pt" draw:transform="matrix(0.37102720000 0.00000000000 0.00000000000 0.37102720000 141.68027004238pt 68.54729589986pt)"/>
            <draw:rect draw:style-name="gr2" draw:id="shape165" draw:name="rect943" draw:layer="" svg:width="1.77739280000pt" svg:height="10.61303760000pt" draw:transform="matrix(0.37102720000 0.00000000000 0.00000000000 0.37102720000 140.03162284888pt 68.54729449257pt)"/>
            <draw:rect draw:style-name="gr2" draw:id="shape166" draw:name="rect944" draw:layer="" svg:width="1.77739280000pt" svg:height="9.42810960000pt" draw:transform="matrix(0.00000000000 0.37102720000 -0.37102720000 0.00000000000 131.28164654831pt 70.11574957119pt)"/>
            <draw:rect draw:style-name="gr2" draw:id="shape167" draw:name="rect945" draw:layer="" svg:width="1.77739280000pt" svg:height="9.42810960000pt" draw:transform="matrix(0.00000000000 0.37102720000 -0.37102720000 0.00000000000 138.95745547208pt 70.11576003676pt)"/>
            <draw:rect draw:style-name="gr2" draw:id="shape168" draw:name="rect946" draw:layer="" svg:width="1.77739280000pt" svg:height="5.93258704000pt" draw:transform="matrix(0.37102720000 0.00000000000 0.00000000000 0.37102720000 135.45937036590pt 70.28386800876pt)"/>
            <draw:rect draw:style-name="gr2" draw:id="shape169" draw:name="rect947" draw:layer="" svg:width="1.77739280000pt" svg:height="5.93258704000pt" draw:transform="matrix(0.37102720000 0.00000000000 0.00000000000 0.37102720000 135.45937036590pt 70.28386800876pt)"/>
            <draw:rect draw:style-name="gr2" draw:id="shape170" draw:name="rect948" draw:layer="" svg:width="1.77739280000pt" svg:height="5.93258704000pt" draw:transform="matrix(0.37102720000 0.00000000000 0.00000000000 0.37102720000 135.45937036590pt 70.28386800876pt)"/>
            <draw:rect draw:style-name="gr2" draw:id="shape171" draw:name="rect949" draw:layer="" svg:width="1.77739280000pt" svg:height="5.93258704000pt" draw:transform="matrix(0.37102720000 0.00000000000 0.00000000000 0.37102720000 127.78356173005pt 70.28384863853pt)"/>
            <draw:rect draw:style-name="gr2" draw:id="shape172" draw:name="rect950" draw:layer="" svg:width="1.77739280000pt" svg:height="5.93258704000pt" draw:transform="matrix(0.37102720000 0.00000000000 0.00000000000 0.37102720000 133.40971460005pt 70.28386207232pt)"/>
            <draw:rect draw:style-name="gr2" draw:id="shape173" draw:name="rect951" draw:layer="" svg:width="1.77739280000pt" svg:height="5.93258704000pt" draw:transform="matrix(0.37102720000 0.00000000000 0.00000000000 0.37102720000 130.62218487188pt 70.28385457496pt)"/>
            <draw:rect draw:style-name="gr2" draw:id="shape174" draw:name="rect952" draw:layer="" svg:width="1.77739280000pt" svg:height="7.96970136000pt" draw:transform="matrix(0.00000000000 0.37102720000 -0.37102720000 0.00000000000 133.87241045148pt 71.82554242089pt)"/>
            <draw:rect draw:style-name="gr2" draw:id="shape175" draw:name="rect953" draw:layer="" svg:width="1.77739280000pt" svg:height="5.05288808000pt" draw:transform="matrix(0.00000000000 0.37102720000 -0.37102720000 0.00000000000 134.06917686122pt 70.11574519567pt)"/>
          </draw:g>
          <draw:g draw:style-name="gr1" draw:id="shape176" draw:name="g954" svg:y="68.54730249257pt">
            <draw:rect draw:style-name="gr2" draw:id="shape177" draw:name="rect955" draw:layer="" svg:width="25.83137200000pt" svg:height="1.77739256000pt" draw:transform="matrix(0.37102720000 0.00000000000 0.00000000000 0.37102720000 143.62706932854pt 68.54730842900pt)"/>
            <draw:rect draw:style-name="gr2" draw:id="shape178" draw:name="rect956" draw:layer="" svg:width="1.77738472000pt" svg:height="1.72608640000pt" draw:transform="matrix(0.37102720000 0.00000000000 0.00000000000 0.37102720000 145.05590101218pt 71.84460044145pt)"/>
            <draw:rect draw:style-name="gr2" draw:id="shape179" draw:name="rect957" draw:layer="" svg:width="1.77739280000pt" svg:height="5.16237680000pt" draw:transform="matrix(0.00000000000 0.37102720000 -0.37102720000 0.00000000000 153.23614398170pt 71.82555932554pt)"/>
            <draw:rect draw:style-name="gr2" draw:id="shape180" draw:name="rect958" draw:layer="" svg:width="1.77739280000pt" svg:height="10.61303760000pt" draw:transform="matrix(0.37102720000 0.00000000000 0.00000000000 0.37102720000 154.26634671305pt 68.54730842900pt)"/>
            <draw:rect draw:style-name="gr2" draw:id="shape181" draw:name="rect959" draw:layer="" svg:width="1.77739280000pt" svg:height="9.78358960000pt" draw:transform="matrix(0.00000000000 0.37102720000 -0.37102720000 0.00000000000 158.08169035105pt 71.82557119841pt)"/>
            <draw:rect draw:style-name="gr2" draw:id="shape182" draw:name="rect960" draw:layer="" svg:width="1.77739280000pt" svg:height="5.93258704000pt" draw:transform="matrix(0.37102720000 0.00000000000 0.00000000000 0.37102720000 151.32076236590pt 70.28387600876pt)"/>
            <draw:rect draw:style-name="gr2" draw:id="shape183" draw:name="rect961" draw:layer="" svg:width="1.77739280000pt" svg:height="10.61303760000pt" draw:transform="matrix(0.37102720000 0.00000000000 0.00000000000 0.37102720000 157.54166204238pt 68.54730389986pt)"/>
            <draw:rect draw:style-name="gr2" draw:id="shape184" draw:name="rect962" draw:layer="" svg:width="1.77739280000pt" svg:height="10.61303760000pt" draw:transform="matrix(0.37102720000 0.00000000000 0.00000000000 0.37102720000 155.89301484888pt 68.54730249257pt)"/>
            <draw:rect draw:style-name="gr2" draw:id="shape185" draw:name="rect963" draw:layer="" svg:width="1.77739280000pt" svg:height="9.42810960000pt" draw:transform="matrix(0.00000000000 0.37102720000 -0.37102720000 0.00000000000 147.14303854831pt 70.11575757119pt)"/>
            <draw:rect draw:style-name="gr2" draw:id="shape186" draw:name="rect964" draw:layer="" svg:width="1.77739280000pt" svg:height="9.42810960000pt" draw:transform="matrix(0.00000000000 0.37102720000 -0.37102720000 0.00000000000 154.81884747208pt 70.11576803676pt)"/>
            <draw:rect draw:style-name="gr2" draw:id="shape187" draw:name="rect965" draw:layer="" svg:width="1.77739280000pt" svg:height="5.93258704000pt" draw:transform="matrix(0.37102720000 0.00000000000 0.00000000000 0.37102720000 151.32076236590pt 70.28387600876pt)"/>
            <draw:rect draw:style-name="gr2" draw:id="shape188" draw:name="rect966" draw:layer="" svg:width="1.77739280000pt" svg:height="5.93258704000pt" draw:transform="matrix(0.37102720000 0.00000000000 0.00000000000 0.37102720000 151.32076236590pt 70.28387600876pt)"/>
            <draw:rect draw:style-name="gr2" draw:id="shape189" draw:name="rect967" draw:layer="" svg:width="1.77739280000pt" svg:height="5.93258704000pt" draw:transform="matrix(0.37102720000 0.00000000000 0.00000000000 0.37102720000 151.32076236590pt 70.28387600876pt)"/>
            <draw:rect draw:style-name="gr2" draw:id="shape190" draw:name="rect968" draw:layer="" svg:width="1.77739280000pt" svg:height="5.93258704000pt" draw:transform="matrix(0.37102720000 0.00000000000 0.00000000000 0.37102720000 143.64495373005pt 70.28385663853pt)"/>
            <draw:rect draw:style-name="gr2" draw:id="shape191" draw:name="rect969" draw:layer="" svg:width="1.77739280000pt" svg:height="5.93258704000pt" draw:transform="matrix(0.37102720000 0.00000000000 0.00000000000 0.37102720000 149.27110660005pt 70.28387007232pt)"/>
            <draw:rect draw:style-name="gr2" draw:id="shape192" draw:name="rect970" draw:layer="" svg:width="1.77739280000pt" svg:height="5.93258704000pt" draw:transform="matrix(0.37102720000 0.00000000000 0.00000000000 0.37102720000 146.48357687188pt 70.28386257496pt)"/>
            <draw:rect draw:style-name="gr2" draw:id="shape193" draw:name="rect971" draw:layer="" svg:width="1.77739280000pt" svg:height="7.96970136000pt" draw:transform="matrix(0.00000000000 0.37102720000 -0.37102720000 0.00000000000 149.73380245148pt 71.82555042089pt)"/>
            <draw:rect draw:style-name="gr2" draw:id="shape194" draw:name="rect972" draw:layer="" svg:width="1.77739280000pt" svg:height="5.05288808000pt" draw:transform="matrix(0.00000000000 0.37102720000 -0.37102720000 0.00000000000 149.93056886122pt 70.11575319567pt)"/>
          </draw:g>
          <draw:g draw:style-name="gr1" draw:id="shape195" draw:name="g992" svg:y="68.54729449257pt">
            <draw:rect draw:style-name="gr2" draw:id="shape196" draw:name="rect993" draw:layer="" svg:width="25.83137200000pt" svg:height="1.77739256000pt" draw:transform="matrix(0.37102720000 0.00000000000 0.00000000000 0.37102720000 1.60511132854pt 68.54730042900pt)"/>
            <draw:rect draw:style-name="gr2" draw:id="shape197" draw:name="rect994" draw:layer="" svg:width="1.77738472000pt" svg:height="1.72608640000pt" draw:transform="matrix(0.37102720000 0.00000000000 0.00000000000 0.37102720000 3.03394301218pt 71.84459244145pt)"/>
            <draw:rect draw:style-name="gr2" draw:id="shape198" draw:name="rect995" draw:layer="" svg:width="1.77739280000pt" svg:height="5.16237680000pt" draw:transform="matrix(0.00000000000 0.37102720000 -0.37102720000 0.00000000000 11.21418598170pt 71.82555132554pt)"/>
            <draw:rect draw:style-name="gr2" draw:id="shape199" draw:name="rect996" draw:layer="" svg:width="1.77739280000pt" svg:height="10.61303760000pt" draw:transform="matrix(0.37102720000 0.00000000000 0.00000000000 0.37102720000 12.24438871305pt 68.54730042900pt)"/>
            <draw:rect draw:style-name="gr2" draw:id="shape200" draw:name="rect997" draw:layer="" svg:width="1.77739280000pt" svg:height="9.78358960000pt" draw:transform="matrix(0.00000000000 0.37102720000 -0.37102720000 0.00000000000 16.05973235105pt 71.82556319841pt)"/>
            <draw:rect draw:style-name="gr2" draw:id="shape201" draw:name="rect998" draw:layer="" svg:width="1.77739280000pt" svg:height="5.93258704000pt" draw:transform="matrix(0.37102720000 0.00000000000 0.00000000000 0.37102720000 9.29880436590pt 70.28386800876pt)"/>
            <draw:rect draw:style-name="gr2" draw:id="shape202" draw:name="rect999" draw:layer="" svg:width="1.77739280000pt" svg:height="10.61303760000pt" draw:transform="matrix(0.37102720000 0.00000000000 0.00000000000 0.37102720000 15.51970404238pt 68.54729589986pt)"/>
            <draw:rect draw:style-name="gr2" draw:id="shape203" draw:name="rect1000" draw:layer="" svg:width="1.77739280000pt" svg:height="10.61303760000pt" draw:transform="matrix(0.37102720000 0.00000000000 0.00000000000 0.37102720000 13.87105684888pt 68.54729449257pt)"/>
            <draw:rect draw:style-name="gr2" draw:id="shape204" draw:name="rect1001" draw:layer="" svg:width="1.77739280000pt" svg:height="9.42810960000pt" draw:transform="matrix(0.00000000000 0.37102720000 -0.37102720000 0.00000000000 5.12108054831pt 70.11574957119pt)"/>
            <draw:rect draw:style-name="gr2" draw:id="shape205" draw:name="rect1002" draw:layer="" svg:width="1.77739280000pt" svg:height="9.42810960000pt" draw:transform="matrix(0.00000000000 0.37102720000 -0.37102720000 0.00000000000 12.79688947208pt 70.11576003676pt)"/>
            <draw:rect draw:style-name="gr2" draw:id="shape206" draw:name="rect1003" draw:layer="" svg:width="1.77739280000pt" svg:height="5.93258704000pt" draw:transform="matrix(0.37102720000 0.00000000000 0.00000000000 0.37102720000 9.29880436590pt 70.28386800876pt)"/>
            <draw:rect draw:style-name="gr2" draw:id="shape207" draw:name="rect1004" draw:layer="" svg:width="1.77739280000pt" svg:height="5.93258704000pt" draw:transform="matrix(0.37102720000 0.00000000000 0.00000000000 0.37102720000 9.29880436590pt 70.28386800876pt)"/>
            <draw:rect draw:style-name="gr2" draw:id="shape208" draw:name="rect1005" draw:layer="" svg:width="1.77739280000pt" svg:height="5.93258704000pt" draw:transform="matrix(0.37102720000 0.00000000000 0.00000000000 0.37102720000 9.29880436590pt 70.28386800876pt)"/>
            <draw:rect draw:style-name="gr2" draw:id="shape209" draw:name="rect1006" draw:layer="" svg:width="1.77739280000pt" svg:height="5.93258704000pt" draw:transform="matrix(0.37102720000 0.00000000000 0.00000000000 0.37102720000 1.62299573005pt 70.28384863853pt)"/>
            <draw:rect draw:style-name="gr2" draw:id="shape210" draw:name="rect1007" draw:layer="" svg:width="1.77739280000pt" svg:height="5.93258704000pt" draw:transform="matrix(0.37102720000 0.00000000000 0.00000000000 0.37102720000 7.24914860005pt 70.28386207232pt)"/>
            <draw:rect draw:style-name="gr2" draw:id="shape211" draw:name="rect1008" draw:layer="" svg:width="1.77739280000pt" svg:height="5.93258704000pt" draw:transform="matrix(0.37102720000 0.00000000000 0.00000000000 0.37102720000 4.46161887188pt 70.28385457496pt)"/>
            <draw:rect draw:style-name="gr2" draw:id="shape212" draw:name="rect1009" draw:layer="" svg:width="1.77739280000pt" svg:height="7.96970136000pt" draw:transform="matrix(0.00000000000 0.37102720000 -0.37102720000 0.00000000000 7.71184445148pt 71.82554242089pt)"/>
            <draw:rect draw:style-name="gr2" draw:id="shape213" draw:name="rect1010" draw:layer="" svg:width="1.77739280000pt" svg:height="5.05288808000pt" draw:transform="matrix(0.00000000000 0.37102720000 -0.37102720000 0.00000000000 7.90861086122pt 70.11574519567pt)"/>
          </draw:g>
          <draw:g draw:style-name="gr1" draw:id="shape214" draw:name="g1225" svg:y="28.01691033257pt">
            <draw:rect draw:style-name="gr2" draw:id="shape215" draw:name="rect1226" draw:layer="" svg:width="25.83137200000pt" svg:height="1.77739256000pt" draw:transform="matrix(0.37102720000 0.00000000000 0.00000000000 0.37102720000 33.27610692854pt 28.01691626900pt)"/>
            <draw:rect draw:style-name="gr2" draw:id="shape216" draw:name="rect1227" draw:layer="" svg:width="1.77738472000pt" svg:height="1.72608640000pt" draw:transform="matrix(0.37102720000 0.00000000000 0.00000000000 0.37102720000 34.70493861218pt 31.31420828145pt)"/>
            <draw:rect draw:style-name="gr2" draw:id="shape217" draw:name="rect1228" draw:layer="" svg:width="1.77739280000pt" svg:height="5.16237680000pt" draw:transform="matrix(0.00000000000 0.37102720000 -0.37102720000 0.00000000000 42.88518158170pt 31.29516716554pt)"/>
            <draw:rect draw:style-name="gr2" draw:id="shape218" draw:name="rect1229" draw:layer="" svg:width="1.77739280000pt" svg:height="10.61303760000pt" draw:transform="matrix(0.37102720000 0.00000000000 0.00000000000 0.37102720000 43.91538431305pt 28.01691626900pt)"/>
            <draw:rect draw:style-name="gr2" draw:id="shape219" draw:name="rect1230" draw:layer="" svg:width="1.77739280000pt" svg:height="9.78358960000pt" draw:transform="matrix(0.00000000000 0.37102720000 -0.37102720000 0.00000000000 47.73072795105pt 31.29517903841pt)"/>
            <draw:rect draw:style-name="gr2" draw:id="shape220" draw:name="rect1231" draw:layer="" svg:width="1.77739280000pt" svg:height="5.93258704000pt" draw:transform="matrix(0.37102720000 0.00000000000 0.00000000000 0.37102720000 40.96979996590pt 29.75348384876pt)"/>
            <draw:rect draw:style-name="gr2" draw:id="shape221" draw:name="rect1232" draw:layer="" svg:width="1.77739280000pt" svg:height="10.61303760000pt" draw:transform="matrix(0.37102720000 0.00000000000 0.00000000000 0.37102720000 47.19069964238pt 28.01691173986pt)"/>
            <draw:rect draw:style-name="gr2" draw:id="shape222" draw:name="rect1233" draw:layer="" svg:width="1.77739280000pt" svg:height="10.61303760000pt" draw:transform="matrix(0.37102720000 0.00000000000 0.00000000000 0.37102720000 45.54205244888pt 28.01691033257pt)"/>
            <draw:rect draw:style-name="gr2" draw:id="shape223" draw:name="rect1234" draw:layer="" svg:width="1.77739280000pt" svg:height="9.42810960000pt" draw:transform="matrix(0.00000000000 0.37102720000 -0.37102720000 0.00000000000 36.79207614831pt 29.58536541119pt)"/>
            <draw:rect draw:style-name="gr2" draw:id="shape224" draw:name="rect1235" draw:layer="" svg:width="1.77739280000pt" svg:height="9.42810960000pt" draw:transform="matrix(0.00000000000 0.37102720000 -0.37102720000 0.00000000000 44.46788507208pt 29.58537587676pt)"/>
            <draw:rect draw:style-name="gr2" draw:id="shape225" draw:name="rect1236" draw:layer="" svg:width="1.77739280000pt" svg:height="5.93258704000pt" draw:transform="matrix(0.37102720000 0.00000000000 0.00000000000 0.37102720000 40.96979996590pt 29.75348384876pt)"/>
            <draw:rect draw:style-name="gr2" draw:id="shape226" draw:name="rect1237" draw:layer="" svg:width="1.77739280000pt" svg:height="5.93258704000pt" draw:transform="matrix(0.37102720000 0.00000000000 0.00000000000 0.37102720000 40.96979996590pt 29.75348384876pt)"/>
            <draw:rect draw:style-name="gr2" draw:id="shape227" draw:name="rect1238" draw:layer="" svg:width="1.77739280000pt" svg:height="5.93258704000pt" draw:transform="matrix(0.37102720000 0.00000000000 0.00000000000 0.37102720000 40.96979996590pt 29.75348384876pt)"/>
            <draw:rect draw:style-name="gr2" draw:id="shape228" draw:name="rect1239" draw:layer="" svg:width="1.77739280000pt" svg:height="5.93258704000pt" draw:transform="matrix(0.37102720000 0.00000000000 0.00000000000 0.37102720000 33.29399133005pt 29.75346447853pt)"/>
            <draw:rect draw:style-name="gr2" draw:id="shape229" draw:name="rect1240" draw:layer="" svg:width="1.77739280000pt" svg:height="5.93258704000pt" draw:transform="matrix(0.37102720000 0.00000000000 0.00000000000 0.37102720000 38.92014420005pt 29.75347791232pt)"/>
            <draw:rect draw:style-name="gr2" draw:id="shape230" draw:name="rect1241" draw:layer="" svg:width="1.77739280000pt" svg:height="5.93258704000pt" draw:transform="matrix(0.37102720000 0.00000000000 0.00000000000 0.37102720000 36.13261447188pt 29.75347041496pt)"/>
            <draw:rect draw:style-name="gr2" draw:id="shape231" draw:name="rect1242" draw:layer="" svg:width="1.77739280000pt" svg:height="7.96970136000pt" draw:transform="matrix(0.00000000000 0.37102720000 -0.37102720000 0.00000000000 39.38284005148pt 31.29515826089pt)"/>
            <draw:rect draw:style-name="gr2" draw:id="shape232" draw:name="rect1243" draw:layer="" svg:width="1.77739280000pt" svg:height="5.05288808000pt" draw:transform="matrix(0.00000000000 0.37102720000 -0.37102720000 0.00000000000 39.57960646122pt 29.58536103567pt)"/>
          </draw:g>
          <draw:g draw:style-name="gr1" draw:id="shape233" draw:name="g1244" svg:y="28.01691033257pt">
            <draw:rect draw:style-name="gr2" draw:id="shape234" draw:name="rect1245" draw:layer="" svg:width="25.83137200000pt" svg:height="1.77739256000pt" draw:transform="matrix(0.37102720000 0.00000000000 0.00000000000 0.37102720000 17.53475652854pt 28.01691626900pt)"/>
            <draw:rect draw:style-name="gr2" draw:id="shape235" draw:name="rect1246" draw:layer="" svg:width="1.77738472000pt" svg:height="1.72608640000pt" draw:transform="matrix(0.37102720000 0.00000000000 0.00000000000 0.37102720000 18.96358821218pt 31.31420828145pt)"/>
            <draw:rect draw:style-name="gr2" draw:id="shape236" draw:name="rect1247" draw:layer="" svg:width="1.77739280000pt" svg:height="5.16237680000pt" draw:transform="matrix(0.00000000000 0.37102720000 -0.37102720000 0.00000000000 27.14383118170pt 31.29516716554pt)"/>
            <draw:rect draw:style-name="gr2" draw:id="shape237" draw:name="rect1248" draw:layer="" svg:width="1.77739280000pt" svg:height="10.61303760000pt" draw:transform="matrix(0.37102720000 0.00000000000 0.00000000000 0.37102720000 28.17403391305pt 28.01691626900pt)"/>
            <draw:rect draw:style-name="gr2" draw:id="shape238" draw:name="rect1249" draw:layer="" svg:width="1.77739280000pt" svg:height="9.78358960000pt" draw:transform="matrix(0.00000000000 0.37102720000 -0.37102720000 0.00000000000 31.98937755105pt 31.29517903841pt)"/>
            <draw:rect draw:style-name="gr2" draw:id="shape239" draw:name="rect1250" draw:layer="" svg:width="1.77739280000pt" svg:height="5.93258704000pt" draw:transform="matrix(0.37102720000 0.00000000000 0.00000000000 0.37102720000 25.22844956590pt 29.75348384876pt)"/>
            <draw:rect draw:style-name="gr2" draw:id="shape240" draw:name="rect1251" draw:layer="" svg:width="1.77739280000pt" svg:height="10.61303760000pt" draw:transform="matrix(0.37102720000 0.00000000000 0.00000000000 0.37102720000 31.44934924238pt 28.01691173986pt)"/>
            <draw:rect draw:style-name="gr2" draw:id="shape241" draw:name="rect1252" draw:layer="" svg:width="1.77739280000pt" svg:height="10.61303760000pt" draw:transform="matrix(0.37102720000 0.00000000000 0.00000000000 0.37102720000 29.80070204888pt 28.01691033257pt)"/>
            <draw:rect draw:style-name="gr2" draw:id="shape242" draw:name="rect1253" draw:layer="" svg:width="1.77739280000pt" svg:height="9.42810960000pt" draw:transform="matrix(0.00000000000 0.37102720000 -0.37102720000 0.00000000000 21.05072574831pt 29.58536541119pt)"/>
            <draw:rect draw:style-name="gr2" draw:id="shape243" draw:name="rect1254" draw:layer="" svg:width="1.77739280000pt" svg:height="9.42810960000pt" draw:transform="matrix(0.00000000000 0.37102720000 -0.37102720000 0.00000000000 28.72653467208pt 29.58537587676pt)"/>
            <draw:rect draw:style-name="gr2" draw:id="shape244" draw:name="rect1255" draw:layer="" svg:width="1.77739280000pt" svg:height="5.93258704000pt" draw:transform="matrix(0.37102720000 0.00000000000 0.00000000000 0.37102720000 25.22844956590pt 29.75348384876pt)"/>
            <draw:rect draw:style-name="gr2" draw:id="shape245" draw:name="rect1256" draw:layer="" svg:width="1.77739280000pt" svg:height="5.93258704000pt" draw:transform="matrix(0.37102720000 0.00000000000 0.00000000000 0.37102720000 25.22844956590pt 29.75348384876pt)"/>
            <draw:rect draw:style-name="gr2" draw:id="shape246" draw:name="rect1257" draw:layer="" svg:width="1.77739280000pt" svg:height="5.93258704000pt" draw:transform="matrix(0.37102720000 0.00000000000 0.00000000000 0.37102720000 25.22844956590pt 29.75348384876pt)"/>
            <draw:rect draw:style-name="gr2" draw:id="shape247" draw:name="rect1258" draw:layer="" svg:width="1.77739280000pt" svg:height="5.93258704000pt" draw:transform="matrix(0.37102720000 0.00000000000 0.00000000000 0.37102720000 17.55264093005pt 29.75346447853pt)"/>
            <draw:rect draw:style-name="gr2" draw:id="shape248" draw:name="rect1259" draw:layer="" svg:width="1.77739280000pt" svg:height="5.93258704000pt" draw:transform="matrix(0.37102720000 0.00000000000 0.00000000000 0.37102720000 23.17879380005pt 29.75347791232pt)"/>
            <draw:rect draw:style-name="gr2" draw:id="shape249" draw:name="rect1260" draw:layer="" svg:width="1.77739280000pt" svg:height="5.93258704000pt" draw:transform="matrix(0.37102720000 0.00000000000 0.00000000000 0.37102720000 20.39126407188pt 29.75347041496pt)"/>
            <draw:rect draw:style-name="gr2" draw:id="shape250" draw:name="rect1261" draw:layer="" svg:width="1.77739280000pt" svg:height="7.96970136000pt" draw:transform="matrix(0.00000000000 0.37102720000 -0.37102720000 0.00000000000 23.64148965148pt 31.29515826089pt)"/>
            <draw:rect draw:style-name="gr2" draw:id="shape251" draw:name="rect1262" draw:layer="" svg:width="1.77739280000pt" svg:height="5.05288808000pt" draw:transform="matrix(0.00000000000 0.37102720000 -0.37102720000 0.00000000000 23.83825606122pt 29.58536103567pt)"/>
          </draw:g>
          <draw:g draw:style-name="gr1" draw:id="shape252" draw:name="g1263" svg:y="28.01691033257pt">
            <draw:rect draw:style-name="gr2" draw:id="shape253" draw:name="rect1264" draw:layer="" svg:width="25.83137200000pt" svg:height="1.77739256000pt" draw:transform="matrix(0.37102720000 0.00000000000 0.00000000000 0.37102720000 48.88628052854pt 28.01691626900pt)"/>
            <draw:rect draw:style-name="gr2" draw:id="shape254" draw:name="rect1265" draw:layer="" svg:width="1.77738472000pt" svg:height="1.72608640000pt" draw:transform="matrix(0.37102720000 0.00000000000 0.00000000000 0.37102720000 50.31511221218pt 31.31420828145pt)"/>
            <draw:rect draw:style-name="gr2" draw:id="shape255" draw:name="rect1266" draw:layer="" svg:width="1.77739280000pt" svg:height="5.16237680000pt" draw:transform="matrix(0.00000000000 0.37102720000 -0.37102720000 0.00000000000 58.49535518170pt 31.29516716554pt)"/>
            <draw:rect draw:style-name="gr2" draw:id="shape256" draw:name="rect1267" draw:layer="" svg:width="1.77739280000pt" svg:height="10.61303760000pt" draw:transform="matrix(0.37102720000 0.00000000000 0.00000000000 0.37102720000 59.52555791305pt 28.01691626900pt)"/>
            <draw:rect draw:style-name="gr2" draw:id="shape257" draw:name="rect1268" draw:layer="" svg:width="1.77739280000pt" svg:height="9.78358960000pt" draw:transform="matrix(0.00000000000 0.37102720000 -0.37102720000 0.00000000000 63.34090155105pt 31.29517903841pt)"/>
            <draw:rect draw:style-name="gr2" draw:id="shape258" draw:name="rect1269" draw:layer="" svg:width="1.77739280000pt" svg:height="5.93258704000pt" draw:transform="matrix(0.37102720000 0.00000000000 0.00000000000 0.37102720000 56.57997356590pt 29.75348384876pt)"/>
            <draw:rect draw:style-name="gr2" draw:id="shape259" draw:name="rect1270" draw:layer="" svg:width="1.77739280000pt" svg:height="10.61303760000pt" draw:transform="matrix(0.37102720000 0.00000000000 0.00000000000 0.37102720000 62.80087324238pt 28.01691173986pt)"/>
            <draw:rect draw:style-name="gr2" draw:id="shape260" draw:name="rect1271" draw:layer="" svg:width="1.77739280000pt" svg:height="10.61303760000pt" draw:transform="matrix(0.37102720000 0.00000000000 0.00000000000 0.37102720000 61.15222604888pt 28.01691033257pt)"/>
            <draw:rect draw:style-name="gr2" draw:id="shape261" draw:name="rect1272" draw:layer="" svg:width="1.77739280000pt" svg:height="9.42810960000pt" draw:transform="matrix(0.00000000000 0.37102720000 -0.37102720000 0.00000000000 52.40224974831pt 29.58536541119pt)"/>
            <draw:rect draw:style-name="gr2" draw:id="shape262" draw:name="rect1273" draw:layer="" svg:width="1.77739280000pt" svg:height="9.42810960000pt" draw:transform="matrix(0.00000000000 0.37102720000 -0.37102720000 0.00000000000 60.07805867208pt 29.58537587676pt)"/>
            <draw:rect draw:style-name="gr2" draw:id="shape263" draw:name="rect1274" draw:layer="" svg:width="1.77739280000pt" svg:height="5.93258704000pt" draw:transform="matrix(0.37102720000 0.00000000000 0.00000000000 0.37102720000 56.57997356590pt 29.75348384876pt)"/>
            <draw:rect draw:style-name="gr2" draw:id="shape264" draw:name="rect1275" draw:layer="" svg:width="1.77739280000pt" svg:height="5.93258704000pt" draw:transform="matrix(0.37102720000 0.00000000000 0.00000000000 0.37102720000 56.57997356590pt 29.75348384876pt)"/>
            <draw:rect draw:style-name="gr2" draw:id="shape265" draw:name="rect1276" draw:layer="" svg:width="1.77739280000pt" svg:height="5.93258704000pt" draw:transform="matrix(0.37102720000 0.00000000000 0.00000000000 0.37102720000 56.57997356590pt 29.75348384876pt)"/>
            <draw:rect draw:style-name="gr2" draw:id="shape266" draw:name="rect1277" draw:layer="" svg:width="1.77739280000pt" svg:height="5.93258704000pt" draw:transform="matrix(0.37102720000 0.00000000000 0.00000000000 0.37102720000 48.90416493005pt 29.75346447853pt)"/>
            <draw:rect draw:style-name="gr2" draw:id="shape267" draw:name="rect1278" draw:layer="" svg:width="1.77739280000pt" svg:height="5.93258704000pt" draw:transform="matrix(0.37102720000 0.00000000000 0.00000000000 0.37102720000 54.53031780005pt 29.75347791232pt)"/>
            <draw:rect draw:style-name="gr2" draw:id="shape268" draw:name="rect1279" draw:layer="" svg:width="1.77739280000pt" svg:height="5.93258704000pt" draw:transform="matrix(0.37102720000 0.00000000000 0.00000000000 0.37102720000 51.74278807188pt 29.75347041496pt)"/>
            <draw:rect draw:style-name="gr2" draw:id="shape269" draw:name="rect1280" draw:layer="" svg:width="1.77739280000pt" svg:height="7.96970136000pt" draw:transform="matrix(0.00000000000 0.37102720000 -0.37102720000 0.00000000000 54.99301365148pt 31.29515826089pt)"/>
            <draw:rect draw:style-name="gr2" draw:id="shape270" draw:name="rect1281" draw:layer="" svg:width="1.77739280000pt" svg:height="5.05288808000pt" draw:transform="matrix(0.00000000000 0.37102720000 -0.37102720000 0.00000000000 55.18978006122pt 29.58536103567pt)"/>
          </draw:g>
          <draw:g draw:style-name="gr1" draw:id="shape271" draw:name="g1282" svg:y="28.01691033257pt">
            <draw:rect draw:style-name="gr2" draw:id="shape272" draw:name="rect1283" draw:layer="" svg:width="25.83137200000pt" svg:height="1.77739256000pt" draw:transform="matrix(0.37102720000 0.00000000000 0.00000000000 0.37102720000 159.11747732854pt 28.01691626900pt)"/>
            <draw:rect draw:style-name="gr2" draw:id="shape273" draw:name="rect1284" draw:layer="" svg:width="1.77738472000pt" svg:height="1.72608640000pt" draw:transform="matrix(0.37102720000 0.00000000000 0.00000000000 0.37102720000 160.54630901218pt 31.31420828145pt)"/>
            <draw:rect draw:style-name="gr2" draw:id="shape274" draw:name="rect1285" draw:layer="" svg:width="1.77739280000pt" svg:height="5.16237680000pt" draw:transform="matrix(0.00000000000 0.37102720000 -0.37102720000 0.00000000000 168.72655198170pt 31.29516716554pt)"/>
            <draw:rect draw:style-name="gr2" draw:id="shape275" draw:name="rect1286" draw:layer="" svg:width="1.77739280000pt" svg:height="10.61303760000pt" draw:transform="matrix(0.37102720000 0.00000000000 0.00000000000 0.37102720000 169.75675471305pt 28.01691626900pt)"/>
            <draw:rect draw:style-name="gr2" draw:id="shape276" draw:name="rect1287" draw:layer="" svg:width="1.77739280000pt" svg:height="9.78358960000pt" draw:transform="matrix(0.00000000000 0.37102720000 -0.37102720000 0.00000000000 173.57209835105pt 31.29517903841pt)"/>
            <draw:rect draw:style-name="gr2" draw:id="shape277" draw:name="rect1288" draw:layer="" svg:width="1.77739280000pt" svg:height="5.93258704000pt" draw:transform="matrix(0.37102720000 0.00000000000 0.00000000000 0.37102720000 166.81117036590pt 29.75348384876pt)"/>
            <draw:rect draw:style-name="gr2" draw:id="shape278" draw:name="rect1289" draw:layer="" svg:width="1.77739280000pt" svg:height="10.61303760000pt" draw:transform="matrix(0.37102720000 0.00000000000 0.00000000000 0.37102720000 173.03207004238pt 28.01691173986pt)"/>
            <draw:rect draw:style-name="gr2" draw:id="shape279" draw:name="rect1290" draw:layer="" svg:width="1.77739280000pt" svg:height="10.61303760000pt" draw:transform="matrix(0.37102720000 0.00000000000 0.00000000000 0.37102720000 171.38342284888pt 28.01691033257pt)"/>
            <draw:rect draw:style-name="gr2" draw:id="shape280" draw:name="rect1291" draw:layer="" svg:width="1.77739280000pt" svg:height="9.42810960000pt" draw:transform="matrix(0.00000000000 0.37102720000 -0.37102720000 0.00000000000 162.63344654831pt 29.58536541119pt)"/>
            <draw:rect draw:style-name="gr2" draw:id="shape281" draw:name="rect1292" draw:layer="" svg:width="1.77739280000pt" svg:height="9.42810960000pt" draw:transform="matrix(0.00000000000 0.37102720000 -0.37102720000 0.00000000000 170.30925547208pt 29.58537587676pt)"/>
            <draw:rect draw:style-name="gr2" draw:id="shape282" draw:name="rect1293" draw:layer="" svg:width="1.77739280000pt" svg:height="5.93258704000pt" draw:transform="matrix(0.37102720000 0.00000000000 0.00000000000 0.37102720000 166.81117036590pt 29.75348384876pt)"/>
            <draw:rect draw:style-name="gr2" draw:id="shape283" draw:name="rect1294" draw:layer="" svg:width="1.77739280000pt" svg:height="5.93258704000pt" draw:transform="matrix(0.37102720000 0.00000000000 0.00000000000 0.37102720000 166.81117036590pt 29.75348384876pt)"/>
            <draw:rect draw:style-name="gr2" draw:id="shape284" draw:name="rect1295" draw:layer="" svg:width="1.77739280000pt" svg:height="5.93258704000pt" draw:transform="matrix(0.37102720000 0.00000000000 0.00000000000 0.37102720000 166.81117036590pt 29.75348384876pt)"/>
            <draw:rect draw:style-name="gr2" draw:id="shape285" draw:name="rect1296" draw:layer="" svg:width="1.77739280000pt" svg:height="5.93258704000pt" draw:transform="matrix(0.37102720000 0.00000000000 0.00000000000 0.37102720000 159.13536173005pt 29.75346447853pt)"/>
            <draw:rect draw:style-name="gr2" draw:id="shape286" draw:name="rect1297" draw:layer="" svg:width="1.77739280000pt" svg:height="5.93258704000pt" draw:transform="matrix(0.37102720000 0.00000000000 0.00000000000 0.37102720000 164.76151460005pt 29.75347791232pt)"/>
            <draw:rect draw:style-name="gr2" draw:id="shape287" draw:name="rect1298" draw:layer="" svg:width="1.77739280000pt" svg:height="5.93258704000pt" draw:transform="matrix(0.37102720000 0.00000000000 0.00000000000 0.37102720000 161.97398487188pt 29.75347041496pt)"/>
            <draw:rect draw:style-name="gr2" draw:id="shape288" draw:name="rect1299" draw:layer="" svg:width="1.77739280000pt" svg:height="7.96970136000pt" draw:transform="matrix(0.00000000000 0.37102720000 -0.37102720000 0.00000000000 165.22421045148pt 31.29515826089pt)"/>
            <draw:rect draw:style-name="gr2" draw:id="shape289" draw:name="rect1300" draw:layer="" svg:width="1.77739280000pt" svg:height="5.05288808000pt" draw:transform="matrix(0.00000000000 0.37102720000 -0.37102720000 0.00000000000 165.42097686122pt 29.58536103567pt)"/>
          </draw:g>
          <draw:g draw:style-name="gr1" draw:id="shape290" draw:name="g1301" svg:y="28.01691033257pt">
            <draw:rect draw:style-name="gr2" draw:id="shape291" draw:name="rect1302" draw:layer="" svg:width="25.83137200000pt" svg:height="1.77739256000pt" draw:transform="matrix(0.37102720000 0.00000000000 0.00000000000 0.37102720000 64.59825572854pt 28.01691626900pt)"/>
            <draw:rect draw:style-name="gr2" draw:id="shape292" draw:name="rect1303" draw:layer="" svg:width="1.77738472000pt" svg:height="1.72608640000pt" draw:transform="matrix(0.37102720000 0.00000000000 0.00000000000 0.37102720000 66.02708741218pt 31.31420828145pt)"/>
            <draw:rect draw:style-name="gr2" draw:id="shape293" draw:name="rect1304" draw:layer="" svg:width="1.77739280000pt" svg:height="5.16237680000pt" draw:transform="matrix(0.00000000000 0.37102720000 -0.37102720000 0.00000000000 74.20733038170pt 31.29516716554pt)"/>
            <draw:rect draw:style-name="gr2" draw:id="shape294" draw:name="rect1305" draw:layer="" svg:width="1.77739280000pt" svg:height="10.61303760000pt" draw:transform="matrix(0.37102720000 0.00000000000 0.00000000000 0.37102720000 75.23753311305pt 28.01691626900pt)"/>
            <draw:rect draw:style-name="gr2" draw:id="shape295" draw:name="rect1306" draw:layer="" svg:width="1.77739280000pt" svg:height="9.78358960000pt" draw:transform="matrix(0.00000000000 0.37102720000 -0.37102720000 0.00000000000 79.05287675105pt 31.29517903841pt)"/>
            <draw:rect draw:style-name="gr2" draw:id="shape296" draw:name="rect1307" draw:layer="" svg:width="1.77739280000pt" svg:height="5.93258704000pt" draw:transform="matrix(0.37102720000 0.00000000000 0.00000000000 0.37102720000 72.29194876590pt 29.75348384876pt)"/>
            <draw:rect draw:style-name="gr2" draw:id="shape297" draw:name="rect1308" draw:layer="" svg:width="1.77739280000pt" svg:height="10.61303760000pt" draw:transform="matrix(0.37102720000 0.00000000000 0.00000000000 0.37102720000 78.51284844238pt 28.01691173986pt)"/>
            <draw:rect draw:style-name="gr2" draw:id="shape298" draw:name="rect1309" draw:layer="" svg:width="1.77739280000pt" svg:height="10.61303760000pt" draw:transform="matrix(0.37102720000 0.00000000000 0.00000000000 0.37102720000 76.86420124888pt 28.01691033257pt)"/>
            <draw:rect draw:style-name="gr2" draw:id="shape299" draw:name="rect1310" draw:layer="" svg:width="1.77739280000pt" svg:height="9.42810960000pt" draw:transform="matrix(0.00000000000 0.37102720000 -0.37102720000 0.00000000000 68.11422494831pt 29.58536541119pt)"/>
            <draw:rect draw:style-name="gr2" draw:id="shape300" draw:name="rect1311" draw:layer="" svg:width="1.77739280000pt" svg:height="9.42810960000pt" draw:transform="matrix(0.00000000000 0.37102720000 -0.37102720000 0.00000000000 75.79003387208pt 29.58537587676pt)"/>
            <draw:rect draw:style-name="gr2" draw:id="shape301" draw:name="rect1312" draw:layer="" svg:width="1.77739280000pt" svg:height="5.93258704000pt" draw:transform="matrix(0.37102720000 0.00000000000 0.00000000000 0.37102720000 72.29194876590pt 29.75348384876pt)"/>
            <draw:rect draw:style-name="gr2" draw:id="shape302" draw:name="rect1313" draw:layer="" svg:width="1.77739280000pt" svg:height="5.93258704000pt" draw:transform="matrix(0.37102720000 0.00000000000 0.00000000000 0.37102720000 72.29194876590pt 29.75348384876pt)"/>
            <draw:rect draw:style-name="gr2" draw:id="shape303" draw:name="rect1314" draw:layer="" svg:width="1.77739280000pt" svg:height="5.93258704000pt" draw:transform="matrix(0.37102720000 0.00000000000 0.00000000000 0.37102720000 72.29194876590pt 29.75348384876pt)"/>
            <draw:rect draw:style-name="gr2" draw:id="shape304" draw:name="rect1315" draw:layer="" svg:width="1.77739280000pt" svg:height="5.93258704000pt" draw:transform="matrix(0.37102720000 0.00000000000 0.00000000000 0.37102720000 64.61614013005pt 29.75346447853pt)"/>
            <draw:rect draw:style-name="gr2" draw:id="shape305" draw:name="rect1316" draw:layer="" svg:width="1.77739280000pt" svg:height="5.93258704000pt" draw:transform="matrix(0.37102720000 0.00000000000 0.00000000000 0.37102720000 70.24229300005pt 29.75347791232pt)"/>
            <draw:rect draw:style-name="gr2" draw:id="shape306" draw:name="rect1317" draw:layer="" svg:width="1.77739280000pt" svg:height="5.93258704000pt" draw:transform="matrix(0.37102720000 0.00000000000 0.00000000000 0.37102720000 67.45476327188pt 29.75347041496pt)"/>
            <draw:rect draw:style-name="gr2" draw:id="shape307" draw:name="rect1318" draw:layer="" svg:width="1.77739280000pt" svg:height="7.96970136000pt" draw:transform="matrix(0.00000000000 0.37102720000 -0.37102720000 0.00000000000 70.70498885148pt 31.29515826089pt)"/>
            <draw:rect draw:style-name="gr2" draw:id="shape308" draw:name="rect1319" draw:layer="" svg:width="1.77739280000pt" svg:height="5.05288808000pt" draw:transform="matrix(0.00000000000 0.37102720000 -0.37102720000 0.00000000000 70.90175526122pt 29.58536103567pt)"/>
          </draw:g>
          <draw:g draw:style-name="gr1" draw:id="shape309" draw:name="g1320" svg:y="28.01691033257pt">
            <draw:rect draw:style-name="gr2" draw:id="shape310" draw:name="rect1321" draw:layer="" svg:width="25.83137200000pt" svg:height="1.77739256000pt" draw:transform="matrix(0.37102720000 0.00000000000 0.00000000000 0.37102720000 80.36689732854pt 28.01691626900pt)"/>
            <draw:rect draw:style-name="gr2" draw:id="shape311" draw:name="rect1322" draw:layer="" svg:width="1.77738472000pt" svg:height="1.72608640000pt" draw:transform="matrix(0.37102720000 0.00000000000 0.00000000000 0.37102720000 81.79572901218pt 31.31420828145pt)"/>
            <draw:rect draw:style-name="gr2" draw:id="shape312" draw:name="rect1323" draw:layer="" svg:width="1.77739280000pt" svg:height="5.16237680000pt" draw:transform="matrix(0.00000000000 0.37102720000 -0.37102720000 0.00000000000 89.97597198170pt 31.29516716554pt)"/>
            <draw:rect draw:style-name="gr2" draw:id="shape313" draw:name="rect1324" draw:layer="" svg:width="1.77739280000pt" svg:height="10.61303760000pt" draw:transform="matrix(0.37102720000 0.00000000000 0.00000000000 0.37102720000 91.00617471305pt 28.01691626900pt)"/>
            <draw:rect draw:style-name="gr2" draw:id="shape314" draw:name="rect1325" draw:layer="" svg:width="1.77739280000pt" svg:height="9.78358960000pt" draw:transform="matrix(0.00000000000 0.37102720000 -0.37102720000 0.00000000000 94.82151835105pt 31.29517903841pt)"/>
            <draw:rect draw:style-name="gr2" draw:id="shape315" draw:name="rect1326" draw:layer="" svg:width="1.77739280000pt" svg:height="5.93258704000pt" draw:transform="matrix(0.37102720000 0.00000000000 0.00000000000 0.37102720000 88.06059036590pt 29.75348384876pt)"/>
            <draw:rect draw:style-name="gr2" draw:id="shape316" draw:name="rect1327" draw:layer="" svg:width="1.77739280000pt" svg:height="10.61303760000pt" draw:transform="matrix(0.37102720000 0.00000000000 0.00000000000 0.37102720000 94.28149004238pt 28.01691173986pt)"/>
            <draw:rect draw:style-name="gr2" draw:id="shape317" draw:name="rect1328" draw:layer="" svg:width="1.77739280000pt" svg:height="10.61303760000pt" draw:transform="matrix(0.37102720000 0.00000000000 0.00000000000 0.37102720000 92.63284284888pt 28.01691033257pt)"/>
            <draw:rect draw:style-name="gr2" draw:id="shape318" draw:name="rect1329" draw:layer="" svg:width="1.77739280000pt" svg:height="9.42810960000pt" draw:transform="matrix(0.00000000000 0.37102720000 -0.37102720000 0.00000000000 83.88286654831pt 29.58536541119pt)"/>
            <draw:rect draw:style-name="gr2" draw:id="shape319" draw:name="rect1330" draw:layer="" svg:width="1.77739280000pt" svg:height="9.42810960000pt" draw:transform="matrix(0.00000000000 0.37102720000 -0.37102720000 0.00000000000 91.55867547208pt 29.58537587676pt)"/>
            <draw:rect draw:style-name="gr2" draw:id="shape320" draw:name="rect1331" draw:layer="" svg:width="1.77739280000pt" svg:height="5.93258704000pt" draw:transform="matrix(0.37102720000 0.00000000000 0.00000000000 0.37102720000 88.06059036590pt 29.75348384876pt)"/>
            <draw:rect draw:style-name="gr2" draw:id="shape321" draw:name="rect1332" draw:layer="" svg:width="1.77739280000pt" svg:height="5.93258704000pt" draw:transform="matrix(0.37102720000 0.00000000000 0.00000000000 0.37102720000 88.06059036590pt 29.75348384876pt)"/>
            <draw:rect draw:style-name="gr2" draw:id="shape322" draw:name="rect1333" draw:layer="" svg:width="1.77739280000pt" svg:height="5.93258704000pt" draw:transform="matrix(0.37102720000 0.00000000000 0.00000000000 0.37102720000 88.06059036590pt 29.75348384876pt)"/>
            <draw:rect draw:style-name="gr2" draw:id="shape323" draw:name="rect1334" draw:layer="" svg:width="1.77739280000pt" svg:height="5.93258704000pt" draw:transform="matrix(0.37102720000 0.00000000000 0.00000000000 0.37102720000 80.38478173005pt 29.75346447853pt)"/>
            <draw:rect draw:style-name="gr2" draw:id="shape324" draw:name="rect1335" draw:layer="" svg:width="1.77739280000pt" svg:height="5.93258704000pt" draw:transform="matrix(0.37102720000 0.00000000000 0.00000000000 0.37102720000 86.01093460005pt 29.75347791232pt)"/>
            <draw:rect draw:style-name="gr2" draw:id="shape325" draw:name="rect1336" draw:layer="" svg:width="1.77739280000pt" svg:height="5.93258704000pt" draw:transform="matrix(0.37102720000 0.00000000000 0.00000000000 0.37102720000 83.22340487188pt 29.75347041496pt)"/>
            <draw:rect draw:style-name="gr2" draw:id="shape326" draw:name="rect1337" draw:layer="" svg:width="1.77739280000pt" svg:height="7.96970136000pt" draw:transform="matrix(0.00000000000 0.37102720000 -0.37102720000 0.00000000000 86.47363045148pt 31.29515826089pt)"/>
            <draw:rect draw:style-name="gr2" draw:id="shape327" draw:name="rect1338" draw:layer="" svg:width="1.77739280000pt" svg:height="5.05288808000pt" draw:transform="matrix(0.00000000000 0.37102720000 -0.37102720000 0.00000000000 86.67039686122pt 29.58536103567pt)"/>
          </draw:g>
          <draw:g draw:style-name="gr1" draw:id="shape328" draw:name="g1339" svg:y="28.01691033257pt">
            <draw:rect draw:style-name="gr2" draw:id="shape329" draw:name="rect1340" draw:layer="" svg:width="25.83137200000pt" svg:height="1.77739256000pt" draw:transform="matrix(0.37102720000 0.00000000000 0.00000000000 0.37102720000 96.22833332854pt 28.01691626900pt)"/>
            <draw:rect draw:style-name="gr2" draw:id="shape330" draw:name="rect1341" draw:layer="" svg:width="1.77738472000pt" svg:height="1.72608640000pt" draw:transform="matrix(0.37102720000 0.00000000000 0.00000000000 0.37102720000 97.65716501218pt 31.31420828145pt)"/>
            <draw:rect draw:style-name="gr2" draw:id="shape331" draw:name="rect1342" draw:layer="" svg:width="1.77739280000pt" svg:height="5.16237680000pt" draw:transform="matrix(0.00000000000 0.37102720000 -0.37102720000 0.00000000000 105.83740798170pt 31.29516716554pt)"/>
            <draw:rect draw:style-name="gr2" draw:id="shape332" draw:name="rect1343" draw:layer="" svg:width="1.77739280000pt" svg:height="10.61303760000pt" draw:transform="matrix(0.37102720000 0.00000000000 0.00000000000 0.37102720000 106.86761071305pt 28.01691626900pt)"/>
            <draw:rect draw:style-name="gr2" draw:id="shape333" draw:name="rect1344" draw:layer="" svg:width="1.77739280000pt" svg:height="9.78358960000pt" draw:transform="matrix(0.00000000000 0.37102720000 -0.37102720000 0.00000000000 110.68295435105pt 31.29517903841pt)"/>
            <draw:rect draw:style-name="gr2" draw:id="shape334" draw:name="rect1345" draw:layer="" svg:width="1.77739280000pt" svg:height="5.93258704000pt" draw:transform="matrix(0.37102720000 0.00000000000 0.00000000000 0.37102720000 103.92202636590pt 29.75348384876pt)"/>
            <draw:rect draw:style-name="gr2" draw:id="shape335" draw:name="rect1346" draw:layer="" svg:width="1.77739280000pt" svg:height="10.61303760000pt" draw:transform="matrix(0.37102720000 0.00000000000 0.00000000000 0.37102720000 110.14292604238pt 28.01691173986pt)"/>
            <draw:rect draw:style-name="gr2" draw:id="shape336" draw:name="rect1347" draw:layer="" svg:width="1.77739280000pt" svg:height="10.61303760000pt" draw:transform="matrix(0.37102720000 0.00000000000 0.00000000000 0.37102720000 108.49427884888pt 28.01691033257pt)"/>
            <draw:rect draw:style-name="gr2" draw:id="shape337" draw:name="rect1348" draw:layer="" svg:width="1.77739280000pt" svg:height="9.42810960000pt" draw:transform="matrix(0.00000000000 0.37102720000 -0.37102720000 0.00000000000 99.74430254831pt 29.58536541119pt)"/>
            <draw:rect draw:style-name="gr2" draw:id="shape338" draw:name="rect1349" draw:layer="" svg:width="1.77739280000pt" svg:height="9.42810960000pt" draw:transform="matrix(0.00000000000 0.37102720000 -0.37102720000 0.00000000000 107.42011147208pt 29.58537587676pt)"/>
            <draw:rect draw:style-name="gr2" draw:id="shape339" draw:name="rect1350" draw:layer="" svg:width="1.77739280000pt" svg:height="5.93258704000pt" draw:transform="matrix(0.37102720000 0.00000000000 0.00000000000 0.37102720000 103.92202636590pt 29.75348384876pt)"/>
            <draw:rect draw:style-name="gr2" draw:id="shape340" draw:name="rect1351" draw:layer="" svg:width="1.77739280000pt" svg:height="5.93258704000pt" draw:transform="matrix(0.37102720000 0.00000000000 0.00000000000 0.37102720000 103.92202636590pt 29.75348384876pt)"/>
            <draw:rect draw:style-name="gr2" draw:id="shape341" draw:name="rect1352" draw:layer="" svg:width="1.77739280000pt" svg:height="5.93258704000pt" draw:transform="matrix(0.37102720000 0.00000000000 0.00000000000 0.37102720000 103.92202636590pt 29.75348384876pt)"/>
            <draw:rect draw:style-name="gr2" draw:id="shape342" draw:name="rect1353" draw:layer="" svg:width="1.77739280000pt" svg:height="5.93258704000pt" draw:transform="matrix(0.37102720000 0.00000000000 0.00000000000 0.37102720000 96.24621773005pt 29.75346447853pt)"/>
            <draw:rect draw:style-name="gr2" draw:id="shape343" draw:name="rect1354" draw:layer="" svg:width="1.77739280000pt" svg:height="5.93258704000pt" draw:transform="matrix(0.37102720000 0.00000000000 0.00000000000 0.37102720000 101.87237060005pt 29.75347791232pt)"/>
            <draw:rect draw:style-name="gr2" draw:id="shape344" draw:name="rect1355" draw:layer="" svg:width="1.77739280000pt" svg:height="5.93258704000pt" draw:transform="matrix(0.37102720000 0.00000000000 0.00000000000 0.37102720000 99.08484087188pt 29.75347041496pt)"/>
            <draw:rect draw:style-name="gr2" draw:id="shape345" draw:name="rect1356" draw:layer="" svg:width="1.77739280000pt" svg:height="7.96970136000pt" draw:transform="matrix(0.00000000000 0.37102720000 -0.37102720000 0.00000000000 102.33506645148pt 31.29515826089pt)"/>
            <draw:rect draw:style-name="gr2" draw:id="shape346" draw:name="rect1357" draw:layer="" svg:width="1.77739280000pt" svg:height="5.05288808000pt" draw:transform="matrix(0.00000000000 0.37102720000 -0.37102720000 0.00000000000 102.53183286122pt 29.58536103567pt)"/>
          </draw:g>
          <draw:g draw:style-name="gr1" draw:id="shape347" draw:name="g1358" svg:y="28.01691033257pt">
            <draw:rect draw:style-name="gr2" draw:id="shape348" draw:name="rect1359" draw:layer="" svg:width="25.83137200000pt" svg:height="1.77739256000pt" draw:transform="matrix(0.37102720000 0.00000000000 0.00000000000 0.37102720000 111.99699732854pt 28.01691626900pt)"/>
            <draw:rect draw:style-name="gr2" draw:id="shape349" draw:name="rect1360" draw:layer="" svg:width="1.77738472000pt" svg:height="1.72608640000pt" draw:transform="matrix(0.37102720000 0.00000000000 0.00000000000 0.37102720000 113.42582901218pt 31.31420828145pt)"/>
            <draw:rect draw:style-name="gr2" draw:id="shape350" draw:name="rect1361" draw:layer="" svg:width="1.77739280000pt" svg:height="5.16237680000pt" draw:transform="matrix(0.00000000000 0.37102720000 -0.37102720000 0.00000000000 121.60607198170pt 31.29516716554pt)"/>
            <draw:rect draw:style-name="gr2" draw:id="shape351" draw:name="rect1362" draw:layer="" svg:width="1.77739280000pt" svg:height="10.61303760000pt" draw:transform="matrix(0.37102720000 0.00000000000 0.00000000000 0.37102720000 122.63627471305pt 28.01691626900pt)"/>
            <draw:rect draw:style-name="gr2" draw:id="shape352" draw:name="rect1363" draw:layer="" svg:width="1.77739280000pt" svg:height="9.78358960000pt" draw:transform="matrix(0.00000000000 0.37102720000 -0.37102720000 0.00000000000 126.45161835105pt 31.29517903841pt)"/>
            <draw:rect draw:style-name="gr2" draw:id="shape353" draw:name="rect1364" draw:layer="" svg:width="1.77739280000pt" svg:height="5.93258704000pt" draw:transform="matrix(0.37102720000 0.00000000000 0.00000000000 0.37102720000 119.69069036590pt 29.75348384876pt)"/>
            <draw:rect draw:style-name="gr2" draw:id="shape354" draw:name="rect1365" draw:layer="" svg:width="1.77739280000pt" svg:height="10.61303760000pt" draw:transform="matrix(0.37102720000 0.00000000000 0.00000000000 0.37102720000 125.91159004238pt 28.01691173986pt)"/>
            <draw:rect draw:style-name="gr2" draw:id="shape355" draw:name="rect1366" draw:layer="" svg:width="1.77739280000pt" svg:height="10.61303760000pt" draw:transform="matrix(0.37102720000 0.00000000000 0.00000000000 0.37102720000 124.26294284888pt 28.01691033257pt)"/>
            <draw:rect draw:style-name="gr2" draw:id="shape356" draw:name="rect1367" draw:layer="" svg:width="1.77739280000pt" svg:height="9.42810960000pt" draw:transform="matrix(0.00000000000 0.37102720000 -0.37102720000 0.00000000000 115.51296654831pt 29.58536541119pt)"/>
            <draw:rect draw:style-name="gr2" draw:id="shape357" draw:name="rect1368" draw:layer="" svg:width="1.77739280000pt" svg:height="9.42810960000pt" draw:transform="matrix(0.00000000000 0.37102720000 -0.37102720000 0.00000000000 123.18877547208pt 29.58537587676pt)"/>
            <draw:rect draw:style-name="gr2" draw:id="shape358" draw:name="rect1369" draw:layer="" svg:width="1.77739280000pt" svg:height="5.93258704000pt" draw:transform="matrix(0.37102720000 0.00000000000 0.00000000000 0.37102720000 119.69069036590pt 29.75348384876pt)"/>
            <draw:rect draw:style-name="gr2" draw:id="shape359" draw:name="rect1370" draw:layer="" svg:width="1.77739280000pt" svg:height="5.93258704000pt" draw:transform="matrix(0.37102720000 0.00000000000 0.00000000000 0.37102720000 119.69069036590pt 29.75348384876pt)"/>
            <draw:rect draw:style-name="gr2" draw:id="shape360" draw:name="rect1371" draw:layer="" svg:width="1.77739280000pt" svg:height="5.93258704000pt" draw:transform="matrix(0.37102720000 0.00000000000 0.00000000000 0.37102720000 119.69069036590pt 29.75348384876pt)"/>
            <draw:rect draw:style-name="gr2" draw:id="shape361" draw:name="rect1372" draw:layer="" svg:width="1.77739280000pt" svg:height="5.93258704000pt" draw:transform="matrix(0.37102720000 0.00000000000 0.00000000000 0.37102720000 112.01488173005pt 29.75346447853pt)"/>
            <draw:rect draw:style-name="gr2" draw:id="shape362" draw:name="rect1373" draw:layer="" svg:width="1.77739280000pt" svg:height="5.93258704000pt" draw:transform="matrix(0.37102720000 0.00000000000 0.00000000000 0.37102720000 117.64103460005pt 29.75347791232pt)"/>
            <draw:rect draw:style-name="gr2" draw:id="shape363" draw:name="rect1374" draw:layer="" svg:width="1.77739280000pt" svg:height="5.93258704000pt" draw:transform="matrix(0.37102720000 0.00000000000 0.00000000000 0.37102720000 114.85350487188pt 29.75347041496pt)"/>
            <draw:rect draw:style-name="gr2" draw:id="shape364" draw:name="rect1375" draw:layer="" svg:width="1.77739280000pt" svg:height="7.96970136000pt" draw:transform="matrix(0.00000000000 0.37102720000 -0.37102720000 0.00000000000 118.10373045148pt 31.29515826089pt)"/>
            <draw:rect draw:style-name="gr2" draw:id="shape365" draw:name="rect1376" draw:layer="" svg:width="1.77739280000pt" svg:height="5.05288808000pt" draw:transform="matrix(0.00000000000 0.37102720000 -0.37102720000 0.00000000000 118.30049686122pt 29.58536103567pt)"/>
          </draw:g>
          <draw:g draw:style-name="gr1" draw:id="shape366" draw:name="g1377" svg:y="28.01691033257pt">
            <draw:rect draw:style-name="gr2" draw:id="shape367" draw:name="rect1378" draw:layer="" svg:width="25.83137200000pt" svg:height="1.77739256000pt" draw:transform="matrix(0.37102720000 0.00000000000 0.00000000000 0.37102720000 127.76567732854pt 28.01691626900pt)"/>
            <draw:rect draw:style-name="gr2" draw:id="shape368" draw:name="rect1379" draw:layer="" svg:width="1.77738472000pt" svg:height="1.72608640000pt" draw:transform="matrix(0.37102720000 0.00000000000 0.00000000000 0.37102720000 129.19450901218pt 31.31420828145pt)"/>
            <draw:rect draw:style-name="gr2" draw:id="shape369" draw:name="rect1380" draw:layer="" svg:width="1.77739280000pt" svg:height="5.16237680000pt" draw:transform="matrix(0.00000000000 0.37102720000 -0.37102720000 0.00000000000 137.37475198170pt 31.29516716554pt)"/>
            <draw:rect draw:style-name="gr2" draw:id="shape370" draw:name="rect1381" draw:layer="" svg:width="1.77739280000pt" svg:height="10.61303760000pt" draw:transform="matrix(0.37102720000 0.00000000000 0.00000000000 0.37102720000 138.40495471305pt 28.01691626900pt)"/>
            <draw:rect draw:style-name="gr2" draw:id="shape371" draw:name="rect1382" draw:layer="" svg:width="1.77739280000pt" svg:height="9.78358960000pt" draw:transform="matrix(0.00000000000 0.37102720000 -0.37102720000 0.00000000000 142.22029835105pt 31.29517903841pt)"/>
            <draw:rect draw:style-name="gr2" draw:id="shape372" draw:name="rect1383" draw:layer="" svg:width="1.77739280000pt" svg:height="5.93258704000pt" draw:transform="matrix(0.37102720000 0.00000000000 0.00000000000 0.37102720000 135.45937036590pt 29.75348384876pt)"/>
            <draw:rect draw:style-name="gr2" draw:id="shape373" draw:name="rect1384" draw:layer="" svg:width="1.77739280000pt" svg:height="10.61303760000pt" draw:transform="matrix(0.37102720000 0.00000000000 0.00000000000 0.37102720000 141.68027004238pt 28.01691173986pt)"/>
            <draw:rect draw:style-name="gr2" draw:id="shape374" draw:name="rect1385" draw:layer="" svg:width="1.77739280000pt" svg:height="10.61303760000pt" draw:transform="matrix(0.37102720000 0.00000000000 0.00000000000 0.37102720000 140.03162284888pt 28.01691033257pt)"/>
            <draw:rect draw:style-name="gr2" draw:id="shape375" draw:name="rect1386" draw:layer="" svg:width="1.77739280000pt" svg:height="9.42810960000pt" draw:transform="matrix(0.00000000000 0.37102720000 -0.37102720000 0.00000000000 131.28164654831pt 29.58536541119pt)"/>
            <draw:rect draw:style-name="gr2" draw:id="shape376" draw:name="rect1387" draw:layer="" svg:width="1.77739280000pt" svg:height="9.42810960000pt" draw:transform="matrix(0.00000000000 0.37102720000 -0.37102720000 0.00000000000 138.95745547208pt 29.58537587676pt)"/>
            <draw:rect draw:style-name="gr2" draw:id="shape377" draw:name="rect1388" draw:layer="" svg:width="1.77739280000pt" svg:height="5.93258704000pt" draw:transform="matrix(0.37102720000 0.00000000000 0.00000000000 0.37102720000 135.45937036590pt 29.75348384876pt)"/>
            <draw:rect draw:style-name="gr2" draw:id="shape378" draw:name="rect1389" draw:layer="" svg:width="1.77739280000pt" svg:height="5.93258704000pt" draw:transform="matrix(0.37102720000 0.00000000000 0.00000000000 0.37102720000 135.45937036590pt 29.75348384876pt)"/>
            <draw:rect draw:style-name="gr2" draw:id="shape379" draw:name="rect1390" draw:layer="" svg:width="1.77739280000pt" svg:height="5.93258704000pt" draw:transform="matrix(0.37102720000 0.00000000000 0.00000000000 0.37102720000 135.45937036590pt 29.75348384876pt)"/>
            <draw:rect draw:style-name="gr2" draw:id="shape380" draw:name="rect1391" draw:layer="" svg:width="1.77739280000pt" svg:height="5.93258704000pt" draw:transform="matrix(0.37102720000 0.00000000000 0.00000000000 0.37102720000 127.78356173005pt 29.75346447853pt)"/>
            <draw:rect draw:style-name="gr2" draw:id="shape381" draw:name="rect1392" draw:layer="" svg:width="1.77739280000pt" svg:height="5.93258704000pt" draw:transform="matrix(0.37102720000 0.00000000000 0.00000000000 0.37102720000 133.40971460005pt 29.75347791232pt)"/>
            <draw:rect draw:style-name="gr2" draw:id="shape382" draw:name="rect1393" draw:layer="" svg:width="1.77739280000pt" svg:height="5.93258704000pt" draw:transform="matrix(0.37102720000 0.00000000000 0.00000000000 0.37102720000 130.62218487188pt 29.75347041496pt)"/>
            <draw:rect draw:style-name="gr2" draw:id="shape383" draw:name="rect1394" draw:layer="" svg:width="1.77739280000pt" svg:height="7.96970136000pt" draw:transform="matrix(0.00000000000 0.37102720000 -0.37102720000 0.00000000000 133.87241045148pt 31.29515826089pt)"/>
            <draw:rect draw:style-name="gr2" draw:id="shape384" draw:name="rect1395" draw:layer="" svg:width="1.77739280000pt" svg:height="5.05288808000pt" draw:transform="matrix(0.00000000000 0.37102720000 -0.37102720000 0.00000000000 134.06917686122pt 29.58536103567pt)"/>
          </draw:g>
          <draw:g draw:style-name="gr1" draw:id="shape385" draw:name="g1396" svg:y="28.01691033257pt">
            <draw:rect draw:style-name="gr2" draw:id="shape386" draw:name="rect1397" draw:layer="" svg:width="25.83137200000pt" svg:height="1.77739256000pt" draw:transform="matrix(0.37102720000 0.00000000000 0.00000000000 0.37102720000 143.62706932854pt 28.01691626900pt)"/>
            <draw:rect draw:style-name="gr2" draw:id="shape387" draw:name="rect1398" draw:layer="" svg:width="1.77738472000pt" svg:height="1.72608640000pt" draw:transform="matrix(0.37102720000 0.00000000000 0.00000000000 0.37102720000 145.05590101218pt 31.31420828145pt)"/>
            <draw:rect draw:style-name="gr2" draw:id="shape388" draw:name="rect1399" draw:layer="" svg:width="1.77739280000pt" svg:height="5.16237680000pt" draw:transform="matrix(0.00000000000 0.37102720000 -0.37102720000 0.00000000000 153.23614398170pt 31.29516716554pt)"/>
            <draw:rect draw:style-name="gr2" draw:id="shape389" draw:name="rect1400" draw:layer="" svg:width="1.77739280000pt" svg:height="10.61303760000pt" draw:transform="matrix(0.37102720000 0.00000000000 0.00000000000 0.37102720000 154.26634671305pt 28.01691626900pt)"/>
            <draw:rect draw:style-name="gr2" draw:id="shape390" draw:name="rect1401" draw:layer="" svg:width="1.77739280000pt" svg:height="9.78358960000pt" draw:transform="matrix(0.00000000000 0.37102720000 -0.37102720000 0.00000000000 158.08169035105pt 31.29517903841pt)"/>
            <draw:rect draw:style-name="gr2" draw:id="shape391" draw:name="rect1402" draw:layer="" svg:width="1.77739280000pt" svg:height="5.93258704000pt" draw:transform="matrix(0.37102720000 0.00000000000 0.00000000000 0.37102720000 151.32076236590pt 29.75348384876pt)"/>
            <draw:rect draw:style-name="gr2" draw:id="shape392" draw:name="rect1403" draw:layer="" svg:width="1.77739280000pt" svg:height="10.61303760000pt" draw:transform="matrix(0.37102720000 0.00000000000 0.00000000000 0.37102720000 157.54166204238pt 28.01691173986pt)"/>
            <draw:rect draw:style-name="gr2" draw:id="shape393" draw:name="rect1404" draw:layer="" svg:width="1.77739280000pt" svg:height="10.61303760000pt" draw:transform="matrix(0.37102720000 0.00000000000 0.00000000000 0.37102720000 155.89301484888pt 28.01691033257pt)"/>
            <draw:rect draw:style-name="gr2" draw:id="shape394" draw:name="rect1405" draw:layer="" svg:width="1.77739280000pt" svg:height="9.42810960000pt" draw:transform="matrix(0.00000000000 0.37102720000 -0.37102720000 0.00000000000 147.14303854831pt 29.58536541119pt)"/>
            <draw:rect draw:style-name="gr2" draw:id="shape395" draw:name="rect1406" draw:layer="" svg:width="1.77739280000pt" svg:height="9.42810960000pt" draw:transform="matrix(0.00000000000 0.37102720000 -0.37102720000 0.00000000000 154.81884747208pt 29.58537587676pt)"/>
            <draw:rect draw:style-name="gr2" draw:id="shape396" draw:name="rect1407" draw:layer="" svg:width="1.77739280000pt" svg:height="5.93258704000pt" draw:transform="matrix(0.37102720000 0.00000000000 0.00000000000 0.37102720000 151.32076236590pt 29.75348384876pt)"/>
            <draw:rect draw:style-name="gr2" draw:id="shape397" draw:name="rect1408" draw:layer="" svg:width="1.77739280000pt" svg:height="5.93258704000pt" draw:transform="matrix(0.37102720000 0.00000000000 0.00000000000 0.37102720000 151.32076236590pt 29.75348384876pt)"/>
            <draw:rect draw:style-name="gr2" draw:id="shape398" draw:name="rect1409" draw:layer="" svg:width="1.77739280000pt" svg:height="5.93258704000pt" draw:transform="matrix(0.37102720000 0.00000000000 0.00000000000 0.37102720000 151.32076236590pt 29.75348384876pt)"/>
            <draw:rect draw:style-name="gr2" draw:id="shape399" draw:name="rect1410" draw:layer="" svg:width="1.77739280000pt" svg:height="5.93258704000pt" draw:transform="matrix(0.37102720000 0.00000000000 0.00000000000 0.37102720000 143.64495373005pt 29.75346447853pt)"/>
            <draw:rect draw:style-name="gr2" draw:id="shape400" draw:name="rect1411" draw:layer="" svg:width="1.77739280000pt" svg:height="5.93258704000pt" draw:transform="matrix(0.37102720000 0.00000000000 0.00000000000 0.37102720000 149.27110660005pt 29.75347791232pt)"/>
            <draw:rect draw:style-name="gr2" draw:id="shape401" draw:name="rect1412" draw:layer="" svg:width="1.77739280000pt" svg:height="5.93258704000pt" draw:transform="matrix(0.37102720000 0.00000000000 0.00000000000 0.37102720000 146.48357687188pt 29.75347041496pt)"/>
            <draw:rect draw:style-name="gr2" draw:id="shape402" draw:name="rect1413" draw:layer="" svg:width="1.77739280000pt" svg:height="7.96970136000pt" draw:transform="matrix(0.00000000000 0.37102720000 -0.37102720000 0.00000000000 149.73380245148pt 31.29515826089pt)"/>
            <draw:rect draw:style-name="gr2" draw:id="shape403" draw:name="rect1414" draw:layer="" svg:width="1.77739280000pt" svg:height="5.05288808000pt" draw:transform="matrix(0.00000000000 0.37102720000 -0.37102720000 0.00000000000 149.93056886122pt 29.58536103567pt)"/>
          </draw:g>
          <draw:g draw:style-name="gr1" draw:id="shape404" draw:name="g1415" svg:y="28.01691033257pt">
            <draw:rect draw:style-name="gr2" draw:id="shape405" draw:name="rect1416" draw:layer="" svg:width="25.83137200000pt" svg:height="1.77739256000pt" draw:transform="matrix(0.37102720000 0.00000000000 0.00000000000 0.37102720000 1.60511132854pt 28.01691626900pt)"/>
            <draw:rect draw:style-name="gr2" draw:id="shape406" draw:name="rect1417" draw:layer="" svg:width="1.77738472000pt" svg:height="1.72608640000pt" draw:transform="matrix(0.37102720000 0.00000000000 0.00000000000 0.37102720000 3.03394301218pt 31.31420828145pt)"/>
            <draw:rect draw:style-name="gr2" draw:id="shape407" draw:name="rect1418" draw:layer="" svg:width="1.77739280000pt" svg:height="5.16237680000pt" draw:transform="matrix(0.00000000000 0.37102720000 -0.37102720000 0.00000000000 11.21418598170pt 31.29516716554pt)"/>
            <draw:rect draw:style-name="gr2" draw:id="shape408" draw:name="rect1419" draw:layer="" svg:width="1.77739280000pt" svg:height="10.61303760000pt" draw:transform="matrix(0.37102720000 0.00000000000 0.00000000000 0.37102720000 12.24438871305pt 28.01691626900pt)"/>
            <draw:rect draw:style-name="gr2" draw:id="shape409" draw:name="rect1420" draw:layer="" svg:width="1.77739280000pt" svg:height="9.78358960000pt" draw:transform="matrix(0.00000000000 0.37102720000 -0.37102720000 0.00000000000 16.05973235105pt 31.29517903841pt)"/>
            <draw:rect draw:style-name="gr2" draw:id="shape410" draw:name="rect1421" draw:layer="" svg:width="1.77739280000pt" svg:height="5.93258704000pt" draw:transform="matrix(0.37102720000 0.00000000000 0.00000000000 0.37102720000 9.29880436590pt 29.75348384876pt)"/>
            <draw:rect draw:style-name="gr2" draw:id="shape411" draw:name="rect1422" draw:layer="" svg:width="1.77739280000pt" svg:height="10.61303760000pt" draw:transform="matrix(0.37102720000 0.00000000000 0.00000000000 0.37102720000 15.51970404238pt 28.01691173986pt)"/>
            <draw:rect draw:style-name="gr2" draw:id="shape412" draw:name="rect1423" draw:layer="" svg:width="1.77739280000pt" svg:height="10.61303760000pt" draw:transform="matrix(0.37102720000 0.00000000000 0.00000000000 0.37102720000 13.87105684888pt 28.01691033257pt)"/>
            <draw:rect draw:style-name="gr2" draw:id="shape413" draw:name="rect1424" draw:layer="" svg:width="1.77739280000pt" svg:height="9.42810960000pt" draw:transform="matrix(0.00000000000 0.37102720000 -0.37102720000 0.00000000000 5.12108054831pt 29.58536541119pt)"/>
            <draw:rect draw:style-name="gr2" draw:id="shape414" draw:name="rect1425" draw:layer="" svg:width="1.77739280000pt" svg:height="9.42810960000pt" draw:transform="matrix(0.00000000000 0.37102720000 -0.37102720000 0.00000000000 12.79688947208pt 29.58537587676pt)"/>
            <draw:rect draw:style-name="gr2" draw:id="shape415" draw:name="rect1426" draw:layer="" svg:width="1.77739280000pt" svg:height="5.93258704000pt" draw:transform="matrix(0.37102720000 0.00000000000 0.00000000000 0.37102720000 9.29880436590pt 29.75348384876pt)"/>
            <draw:rect draw:style-name="gr2" draw:id="shape416" draw:name="rect1427" draw:layer="" svg:width="1.77739280000pt" svg:height="5.93258704000pt" draw:transform="matrix(0.37102720000 0.00000000000 0.00000000000 0.37102720000 9.29880436590pt 29.75348384876pt)"/>
            <draw:rect draw:style-name="gr2" draw:id="shape417" draw:name="rect1428" draw:layer="" svg:width="1.77739280000pt" svg:height="5.93258704000pt" draw:transform="matrix(0.37102720000 0.00000000000 0.00000000000 0.37102720000 9.29880436590pt 29.75348384876pt)"/>
            <draw:rect draw:style-name="gr2" draw:id="shape418" draw:name="rect1429" draw:layer="" svg:width="1.77739280000pt" svg:height="5.93258704000pt" draw:transform="matrix(0.37102720000 0.00000000000 0.00000000000 0.37102720000 1.62299573005pt 29.75346447853pt)"/>
            <draw:rect draw:style-name="gr2" draw:id="shape419" draw:name="rect1430" draw:layer="" svg:width="1.77739280000pt" svg:height="5.93258704000pt" draw:transform="matrix(0.37102720000 0.00000000000 0.00000000000 0.37102720000 7.24914860005pt 29.75347791232pt)"/>
            <draw:rect draw:style-name="gr2" draw:id="shape420" draw:name="rect1431" draw:layer="" svg:width="1.77739280000pt" svg:height="5.93258704000pt" draw:transform="matrix(0.37102720000 0.00000000000 0.00000000000 0.37102720000 4.46161887188pt 29.75347041496pt)"/>
            <draw:rect draw:style-name="gr2" draw:id="shape421" draw:name="rect1432" draw:layer="" svg:width="1.77739280000pt" svg:height="7.96970136000pt" draw:transform="matrix(0.00000000000 0.37102720000 -0.37102720000 0.00000000000 7.71184445148pt 31.29515826089pt)"/>
            <draw:rect draw:style-name="gr2" draw:id="shape422" draw:name="rect1433" draw:layer="" svg:width="1.77739280000pt" svg:height="5.05288808000pt" draw:transform="matrix(0.00000000000 0.37102720000 -0.37102720000 0.00000000000 7.90861086122pt 29.58536103567pt)"/>
          </draw:g>
          <draw:g draw:style-name="gr1" draw:id="shape423" draw:name="g1668" svg:y="66.30933819905pt">
            <draw:rect draw:style-name="gr5" draw:id="shape424" draw:name="rect1224" draw:layer="" svg:width="4.68805048000pt" svg:height="8.14239840000pt" draw:transform="matrix(0.25198411000 0.00000000000 0.00000000000 0.25198411000 24.05756120852pt 66.30934626254pt)"/>
            <draw:rect draw:style-name="gr5" draw:id="shape425" draw:name="rect1645" draw:layer="" svg:width="4.68805048000pt" svg:height="8.14239840000pt" draw:transform="matrix(0.25198411000 0.00000000000 0.00000000000 0.25198411000 55.41189361900pt 66.30934021493pt)"/>
            <draw:rect draw:style-name="gr5" draw:id="shape426" draw:name="rect1646" draw:layer="" svg:width="4.68805048000pt" svg:height="8.14239840000pt" draw:transform="matrix(0.25198411000 0.00000000000 0.00000000000 0.25198411000 0.00000000147pt 66.30933819905pt)"/>
            <draw:rect draw:style-name="gr5" draw:id="shape427" draw:name="rect1647" draw:layer="" svg:width="4.68805048000pt" svg:height="8.14239840000pt" draw:transform="matrix(0.25198411000 0.00000000000 0.00000000000 0.25198411000 15.91357951299pt 66.30934117069pt)"/>
            <draw:rect draw:style-name="gr5" draw:id="shape428" draw:name="rect1648" draw:layer="" svg:width="4.68805048000pt" svg:height="8.14239840000pt" draw:transform="matrix(0.25198411000 0.00000000000 0.00000000000 0.25198411000 31.71290257508pt 66.30934117069pt)"/>
            <draw:rect draw:style-name="gr5" draw:id="shape429" draw:name="rect1649" draw:layer="" svg:width="4.68805048000pt" svg:height="8.14239840000pt" draw:transform="matrix(0.25198411000 0.00000000000 0.00000000000 0.25198411000 39.53112284177pt 66.30934117069pt)"/>
            <draw:rect draw:style-name="gr5" draw:id="shape430" draw:name="rect1650" draw:layer="" svg:width="4.68805048000pt" svg:height="8.14239840000pt" draw:transform="matrix(0.25198411000 0.00000000000 0.00000000000 0.25198411000 47.51222563716pt 66.30934117069pt)"/>
            <draw:rect draw:style-name="gr5" draw:id="shape431" draw:name="rect1651" draw:layer="" svg:width="4.68805048000pt" svg:height="8.14239840000pt" draw:transform="matrix(0.25198411000 0.00000000000 0.00000000000 0.25198411000 63.23011186981pt 66.30934021493pt)"/>
            <draw:rect draw:style-name="gr5" draw:id="shape432" draw:name="rect1652" draw:layer="" svg:width="4.68805048000pt" svg:height="8.14239840000pt" draw:transform="matrix(0.25198411000 0.00000000000 0.00000000000 0.25198411000 102.89129802198pt 66.30934021493pt)"/>
            <draw:rect draw:style-name="gr5" draw:id="shape433" draw:name="rect1653" draw:layer="" svg:width="4.68805048000pt" svg:height="8.14239840000pt" draw:transform="matrix(0.25198411000 0.00000000000 0.00000000000 0.25198411000 71.21121023029pt 66.30934117069pt)"/>
            <draw:rect draw:style-name="gr5" draw:id="shape434" draw:name="rect1654" draw:layer="" svg:width="4.68805048000pt" svg:height="8.14239840000pt" draw:transform="matrix(0.25198411000 0.00000000000 0.00000000000 0.25198411000 79.02943049698pt 66.30934117069pt)"/>
            <draw:rect draw:style-name="gr5" draw:id="shape435" draw:name="rect1655" draw:layer="" svg:width="4.68805048000pt" svg:height="8.14239840000pt" draw:transform="matrix(0.25198411000 0.00000000000 0.00000000000 0.25198411000 86.92909202802pt 66.30934117069pt)"/>
            <draw:rect draw:style-name="gr5" draw:id="shape436" draw:name="rect1656" draw:layer="" svg:width="4.68805048000pt" svg:height="8.14239840000pt" draw:transform="matrix(0.25198411000 0.00000000000 0.00000000000 0.25198411000 94.82875355906pt 66.30934117069pt)"/>
            <draw:rect draw:style-name="gr5" draw:id="shape437" draw:name="rect1657" draw:layer="" svg:width="4.68805048000pt" svg:height="8.14239840000pt" draw:transform="matrix(0.25198411000 0.00000000000 0.00000000000 0.25198411000 157.94462107321pt 66.30934021493pt)"/>
            <draw:rect draw:style-name="gr5" draw:id="shape438" draw:name="rect1658" draw:layer="" svg:width="4.68805048000pt" svg:height="8.14239840000pt" draw:transform="matrix(0.25198411000 0.00000000000 0.00000000000 0.25198411000 110.54663535680pt 66.30934117069pt)"/>
            <draw:rect draw:style-name="gr5" draw:id="shape439" draw:name="rect1659" draw:layer="" svg:width="4.68805048000pt" svg:height="8.14239840000pt" draw:transform="matrix(0.25198411000 0.00000000000 0.00000000000 0.25198411000 118.52775831092pt 66.30934117069pt)"/>
            <draw:rect draw:style-name="gr5" draw:id="shape440" draw:name="rect1660" draw:layer="" svg:width="4.68805048000pt" svg:height="8.14239840000pt" draw:transform="matrix(0.25198411000 0.00000000000 0.00000000000 0.25198411000 126.59030237067pt 66.30934117069pt)"/>
            <draw:rect draw:style-name="gr5" draw:id="shape441" draw:name="rect1661" draw:layer="" svg:width="4.68805048000pt" svg:height="8.14239840000pt" draw:transform="matrix(0.25198411000 0.00000000000 0.00000000000 0.25198411000 134.16419884430pt 66.30934117069pt)"/>
            <draw:rect draw:style-name="gr5" draw:id="shape442" draw:name="rect1662" draw:layer="" svg:width="4.68805048000pt" svg:height="8.14239840000pt" draw:transform="matrix(0.25198411000 0.00000000000 0.00000000000 0.25198411000 142.22672274532pt 66.30934117069pt)"/>
            <draw:rect draw:style-name="gr5" draw:id="shape443" draw:name="rect1663" draw:layer="" svg:width="4.68805048000pt" svg:height="8.14239840000pt" draw:transform="matrix(0.25198411000 0.00000000000 0.00000000000 0.25198411000 150.12640443509pt 66.30934117069pt)"/>
            <draw:rect draw:style-name="gr5" draw:id="shape444" draw:name="rect1664" draw:layer="" svg:width="4.68805048000pt" svg:height="8.14239840000pt" draw:transform="matrix(0.25198411000 0.00000000000 0.00000000000 0.25198411000 173.49963243747pt 66.30934021493pt)"/>
            <draw:rect draw:style-name="gr5" draw:id="shape445" draw:name="rect1665" draw:layer="" svg:width="4.68805048000pt" svg:height="8.14239840000pt" draw:transform="matrix(0.25198411000 0.00000000000 0.00000000000 0.25198411000 165.92572749717pt 66.30934117069pt)"/>
            <draw:rect draw:style-name="gr5" draw:id="shape446" draw:name="rect1667" draw:layer="" svg:width="4.68805048000pt" svg:height="8.14239840000pt" draw:transform="matrix(0.25198411000 0.00000000000 0.00000000000 0.25198411000 7.93247671760pt 66.30934424667pt)"/>
          </draw:g>
          <draw:g draw:style-name="gr1" draw:id="shape447" draw:name="g1692" svg:y="31.75933035999pt">
            <draw:rect draw:style-name="gr6" draw:id="shape448" draw:name="rect1693" draw:layer="" svg:width="4.68805048000pt" svg:height="8.14239840000pt" draw:transform="matrix(0.25198411000 0.00000000000 0.00000000000 0.25198411000 24.05756120852pt 31.75933842348pt)"/>
            <draw:rect draw:style-name="gr6" draw:id="shape449" draw:name="rect1694" draw:layer="" svg:width="4.68805048000pt" svg:height="8.14239840000pt" draw:transform="matrix(0.25198411000 0.00000000000 0.00000000000 0.25198411000 55.41189361900pt 31.75933237586pt)"/>
            <draw:rect draw:style-name="gr6" draw:id="shape450" draw:name="rect1695" draw:layer="" svg:width="4.68805048000pt" svg:height="8.14239840000pt" draw:transform="matrix(0.25198411000 0.00000000000 0.00000000000 0.25198411000 0.00000000147pt 31.75933035999pt)"/>
            <draw:rect draw:style-name="gr6" draw:id="shape451" draw:name="rect1696" draw:layer="" svg:width="4.68805048000pt" svg:height="8.14239840000pt" draw:transform="matrix(0.25198411000 0.00000000000 0.00000000000 0.25198411000 15.91357951299pt 31.75933333163pt)"/>
            <draw:rect draw:style-name="gr6" draw:id="shape452" draw:name="rect1697" draw:layer="" svg:width="4.68805048000pt" svg:height="8.14239840000pt" draw:transform="matrix(0.25198411000 0.00000000000 0.00000000000 0.25198411000 31.71290257508pt 31.75933333163pt)"/>
            <draw:rect draw:style-name="gr6" draw:id="shape453" draw:name="rect1698" draw:layer="" svg:width="4.68805048000pt" svg:height="8.14239840000pt" draw:transform="matrix(0.25198411000 0.00000000000 0.00000000000 0.25198411000 39.53112284177pt 31.75933333163pt)"/>
            <draw:rect draw:style-name="gr6" draw:id="shape454" draw:name="rect1699" draw:layer="" svg:width="4.68805048000pt" svg:height="8.14239840000pt" draw:transform="matrix(0.25198411000 0.00000000000 0.00000000000 0.25198411000 47.51222563716pt 31.75933333163pt)"/>
            <draw:rect draw:style-name="gr6" draw:id="shape455" draw:name="rect1700" draw:layer="" svg:width="4.68805048000pt" svg:height="8.14239840000pt" draw:transform="matrix(0.25198411000 0.00000000000 0.00000000000 0.25198411000 63.23011186981pt 31.75933237586pt)"/>
            <draw:rect draw:style-name="gr6" draw:id="shape456" draw:name="rect1701" draw:layer="" svg:width="4.68805048000pt" svg:height="8.14239840000pt" draw:transform="matrix(0.25198411000 0.00000000000 0.00000000000 0.25198411000 102.89129802198pt 31.75933237586pt)"/>
            <draw:rect draw:style-name="gr6" draw:id="shape457" draw:name="rect1702" draw:layer="" svg:width="4.68805048000pt" svg:height="8.14239840000pt" draw:transform="matrix(0.25198411000 0.00000000000 0.00000000000 0.25198411000 71.21121023029pt 31.75933333163pt)"/>
            <draw:rect draw:style-name="gr6" draw:id="shape458" draw:name="rect1703" draw:layer="" svg:width="4.68805048000pt" svg:height="8.14239840000pt" draw:transform="matrix(0.25198411000 0.00000000000 0.00000000000 0.25198411000 79.02943049698pt 31.75933333163pt)"/>
            <draw:rect draw:style-name="gr6" draw:id="shape459" draw:name="rect1704" draw:layer="" svg:width="4.68805048000pt" svg:height="8.14239840000pt" draw:transform="matrix(0.25198411000 0.00000000000 0.00000000000 0.25198411000 86.92909202802pt 31.75933333163pt)"/>
            <draw:rect draw:style-name="gr6" draw:id="shape460" draw:name="rect1705" draw:layer="" svg:width="4.68805048000pt" svg:height="8.14239840000pt" draw:transform="matrix(0.25198411000 0.00000000000 0.00000000000 0.25198411000 94.82875355906pt 31.75933333163pt)"/>
            <draw:rect draw:style-name="gr6" draw:id="shape461" draw:name="rect1706" draw:layer="" svg:width="4.68805048000pt" svg:height="8.14239840000pt" draw:transform="matrix(0.25198411000 0.00000000000 0.00000000000 0.25198411000 157.94462107321pt 31.75933237586pt)"/>
            <draw:rect draw:style-name="gr6" draw:id="shape462" draw:name="rect1707" draw:layer="" svg:width="4.68805048000pt" svg:height="8.14239840000pt" draw:transform="matrix(0.25198411000 0.00000000000 0.00000000000 0.25198411000 110.54663535680pt 31.75933333163pt)"/>
            <draw:rect draw:style-name="gr6" draw:id="shape463" draw:name="rect1708" draw:layer="" svg:width="4.68805048000pt" svg:height="8.14239840000pt" draw:transform="matrix(0.25198411000 0.00000000000 0.00000000000 0.25198411000 118.52775831092pt 31.75933333163pt)"/>
            <draw:rect draw:style-name="gr6" draw:id="shape464" draw:name="rect1709" draw:layer="" svg:width="4.68805048000pt" svg:height="8.14239840000pt" draw:transform="matrix(0.25198411000 0.00000000000 0.00000000000 0.25198411000 126.59030237067pt 31.75933333163pt)"/>
            <draw:rect draw:style-name="gr6" draw:id="shape465" draw:name="rect1710" draw:layer="" svg:width="4.68805048000pt" svg:height="8.14239840000pt" draw:transform="matrix(0.25198411000 0.00000000000 0.00000000000 0.25198411000 134.16419884430pt 31.75933333163pt)"/>
            <draw:rect draw:style-name="gr6" draw:id="shape466" draw:name="rect1711" draw:layer="" svg:width="4.68805048000pt" svg:height="8.14239840000pt" draw:transform="matrix(0.25198411000 0.00000000000 0.00000000000 0.25198411000 142.22672274532pt 31.75933333163pt)"/>
            <draw:rect draw:style-name="gr6" draw:id="shape467" draw:name="rect1712" draw:layer="" svg:width="4.68805048000pt" svg:height="8.14239840000pt" draw:transform="matrix(0.25198411000 0.00000000000 0.00000000000 0.25198411000 150.12640443509pt 31.75933333163pt)"/>
            <draw:rect draw:style-name="gr6" draw:id="shape468" draw:name="rect1713" draw:layer="" svg:width="4.68805048000pt" svg:height="8.14239840000pt" draw:transform="matrix(0.25198411000 0.00000000000 0.00000000000 0.25198411000 173.49963243747pt 31.75933237586pt)"/>
            <draw:rect draw:style-name="gr6" draw:id="shape469" draw:name="rect1714" draw:layer="" svg:width="4.68805048000pt" svg:height="8.14239840000pt" draw:transform="matrix(0.25198411000 0.00000000000 0.00000000000 0.25198411000 165.92572749717pt 31.75933333163pt)"/>
            <draw:rect draw:style-name="gr6" draw:id="shape470" draw:name="rect1715" draw:layer="" svg:width="4.68805048000pt" svg:height="8.14239840000pt" draw:transform="matrix(0.25198411000 0.00000000000 0.00000000000 0.25198411000 7.93247671760pt 31.75933640761pt)"/>
          </draw:g>
          <draw:g draw:style-name="gr1" draw:id="shape471" draw:name="g1043" svg:y="35.23634395471pt">
            <draw:path draw:style-name="gr3" draw:id="shape472" draw:name="path1928" draw:layer="" svg:width="42.56848877887pt" svg:height="98.63141378612pt" draw:transform="matrix(0.25198411000 0.00000000000 0.00000000000 0.25198411000 86.45910095129pt 38.57563738043pt)" svg:viewBox="0 0 43 99" svg:d="M22.4727 0C28.9917 8.05703 49.0885 52.6071 10.3412 81.787C-7.87386 95.6097 3.40512 96.308 3.94399 98.6314C33.2239 82.9499 42.7868 61.7026 42.5647 42.6704C42.3418 23.6374 32.334 6.82027 22.4727 0Z" koffice:nodeTypes="ccccc"/>
            <draw:path draw:style-name="gr3" draw:id="shape473" draw:name="path1929" draw:layer="" svg:width="36.59194878350pt" svg:height="87.16647956598pt" draw:transform="matrix(0.25198411000 0.00000000000 0.00000000000 0.25198411000 93.13202599322pt 38.05413106638pt)" svg:viewBox="0 0 37 87" svg:d="M0 0C14.4524 7.44792 45.9056 44.9061 12.0522 87.1665C33.0864 82.4676 59.8289 20.1192 0 0Z" koffice:nodeTypes="ccc"/>
            <draw:path draw:style-name="gr3" draw:id="shape474" draw:name="path1930" draw:layer="" svg:width="36.59194540257pt" svg:height="87.16647956598pt" draw:transform="matrix(0.25198411000 0.00000000000 0.00000000000 0.25198411000 72.61320835505pt 38.05413106638pt)" svg:viewBox="0 0 37 87" svg:d="M36.5919 0C22.1395 7.44792 -9.3136 44.9061 24.5398 87.1665C3.50552 82.4676 -23.237 20.1192 36.5919 0Z" koffice:nodeTypes="ccc"/>
            <draw:path draw:style-name="gr3" draw:id="shape475" draw:name="path1931" draw:layer="" svg:width="42.56852854457pt" svg:height="98.63141378612pt" draw:transform="matrix(0.25198411000 0.00000000000 0.00000000000 0.25198411000 77.76387172766pt 38.57563738043pt)" svg:viewBox="0 0 43 99" svg:d="M20.0958 0C13.5768 8.05703 -6.52006 52.6071 32.2273 81.787C50.4424 95.6097 39.1634 96.308 38.6245 98.6314C9.34454 82.9499 -0.218311 61.7026 0.00376578 42.6704C0.226639 23.6374 10.2345 6.82027 20.0958 0Z" koffice:nodeTypes="ccccc"/>
            <draw:path draw:style-name="gr3" draw:id="shape476" draw:name="path1932" draw:layer="" svg:width="36.61699632432pt" svg:height="9.98726436083pt" draw:transform="matrix(0.25198411000 0.00000000000 0.00000000000 0.25198411000 87.63937715708pt 60.51901844110pt)" svg:viewBox="0 0 37 10" svg:d="M36.617 7.17862C25.1584 7.36091 10.7129 5.59244 0 0C1.7644 3.4466 3.23035 5.61722 4.99475 9.06382C15.2119 10.0104 29.3111 11.1817 36.617 7.17862Z" koffice:nodeTypes="cccc"/>
            <draw:path draw:style-name="gr3" draw:id="shape477" draw:name="path1933" draw:layer="" svg:width="36.61699632432pt" svg:height="9.98726436083pt" draw:transform="matrix(0.25198411000 0.00000000000 0.00000000000 0.25198411000 78.36434603620pt 60.51901844110pt)" svg:viewBox="0 0 37 10" svg:d="M0 7.17862C11.4586 7.36091 25.9041 5.59244 36.617 0C34.8526 3.4466 33.3866 5.61722 31.6223 9.06382C21.4051 10.0104 7.30589 11.1817 0 7.17862Z" koffice:nodeTypes="cccc"/>
            <draw:path draw:style-name="gr3" draw:id="shape478" draw:name="path1934" draw:layer="" svg:width="30.35075126196pt" svg:height="11.60105026679pt" draw:transform="matrix(0.25198411000 0.00000000000 0.00000000000 0.25198411000 83.61531730737pt 35.23634395471pt)" svg:viewBox="0 0 30 12" svg:d="M0.296819 0C2.64402 6.09843 8.80211 6.98491 15.3939 3.39413C20.1977 6.2117 27.6264 6.39025 30.1884 0.294971C32.1365 15.3731 15.9169 11.8059 15.3126 8.85464C9.27445 14.5606 -1.9675 11.2647 0.296819 0Z" koffice:nodeTypes="ccccc"/>
            <draw:path draw:style-name="gr3" draw:id="shape479" draw:name="path1042" draw:layer="" svg:width="14.85095204571pt" svg:height="106.83363260377pt" draw:transform="matrix(0.25198411000 0.00000000000 0.00000000000 0.25198411000 85.69063284398pt 37.94849932746pt)" svg:viewBox="0 0 15 107" svg:d="M7.7221 106.834L13.9594 99.8849L14.851 6.3697L7.42548 0L0 6.07977L1.48477 100.175Z" koffice:nodeTypes="ccccccc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8:53</dc:date>
    <meta:creation-date>2011-05-22T06:10:21</meta:creation-date>
    <dc:creator>Yue Liu</dc:creator>
  </office:meta>
</office:document-meta>
</file>